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Heading_20_1">
      <style:text-properties style:use-window-font-color="true"/>
    </style:style>
    <style:style style:name="P4" style:family="paragraph" style:parent-style-name="List_20_Contents">
      <style:text-properties fo:font-variant="normal" fo:text-transform="none" style:use-window-font-color="true" style:font-name="Times New Roman" fo:font-size="12pt" fo:letter-spacing="normal" fo:font-style="normal" fo:font-weight="normal" style:font-size-asian="12pt" style:font-size-complex="12pt"/>
    </style:style>
    <style:style style:name="P5" style:family="paragraph" style:parent-style-name="Heading_20_2">
      <style:text-properties style:use-window-font-color="true"/>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3" style:family="text">
      <style:text-properties fo:font-style="normal" style:font-style-asian="normal" style:font-style-complex="normal"/>
    </style:style>
    <style:style style:name="T4" style:family="text">
      <style:text-properties style:font-name="Times New Roman1"/>
    </style:style>
    <style:style style:name="T5" style:family="text">
      <style:text-properties fo:font-style="italic" style:font-style-asian="italic" style:font-style-complex="italic"/>
    </style:style>
    <style:style style:name="T6" style:family="text">
      <style:text-properties fo:color="#708090"/>
    </style:style>
    <style:style style:name="T7" style:family="text">
      <style:text-properties fo:color="#708090" fo:font-style="normal" style:font-style-asian="normal" style:font-style-complex="normal"/>
    </style:style>
    <style:style style:name="T8" style:family="text">
      <style:text-properties fo:color="#708090" fo:font-style="italic" style:font-style-asian="italic" style:font-style-complex="italic"/>
    </style:style>
    <style:style style:name="T9" style:family="text">
      <style:text-properties fo:font-variant="small-caps"/>
    </style:style>
    <style:style style:name="T10" style:family="text">
      <style:text-properties fo:font-variant="small-caps" fo:color="#708090"/>
    </style:style>
    <style:style style:name="T11" style:family="text">
      <style:text-properties fo:font-variant="small-caps" style:use-window-font-color="true"/>
    </style:style>
    <style:style style:name="T12" style:family="text">
      <style:text-properties style:use-window-font-color="true"/>
    </style:style>
    <style:style style:name="T13" style:family="text">
      <style:text-properties style:use-window-font-color="true" fo:font-style="normal" style:font-style-asian="normal" style:font-style-complex="normal"/>
    </style:style>
    <style:style style:name="T14" style:family="text">
      <style:text-properties style:use-window-font-color="true" fo:font-style="italic" style:font-style-asian="italic" style:font-style-complex="italic"/>
    </style:style>
    <style:style style:name="T15" style:family="text">
      <style:text-properties style:font-name="Times New Roman" fo:font-size="12pt" style:font-size-asian="12pt" style:font-size-complex="12pt"/>
    </style:style>
    <style:style style:name="T16"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ist_20_Contents"><text:span text:style-name="T2">Format de téléchargement : : T</text:span><text:span text:style-name="Strong_20_Emphasis"><text:span text:style-name="T2">exte</text:span></text:span></text:p>
      <text:p text:style-name="List_20_Contents"><text:span text:style-name="T2">Vues </text:span><text:span text:style-name="Strong_20_Emphasis"><text:span text:style-name="T2">120</text:span></text:span><text:span text:style-name="T2"> à </text:span><text:span text:style-name="Strong_20_Emphasis"><text:span text:style-name="T2">165</text:span></text:span><text:span text:style-name="T2"> sur </text:span><text:span text:style-name="Strong_20_Emphasis"><text:span text:style-name="T2">418</text:span></text:span></text:p>
      <text:p text:style-name="List_20_Contents"><text:span text:style-name="T2">Nombre de pages : </text:span><text:span text:style-name="Strong_20_Emphasis"><text:span text:style-name="T2">46</text:span></text:span></text:p>
      <text:p text:style-name="List_20_Contents">Notice complète :</text:p>
      <text:p text:style-name="List_20_Contents"><text:span text:style-name="Strong_20_Emphasis"><text:span text:style-name="T2">Titre : </text:span></text:span><text:span text:style-name="T2">Histoire des amants célèbres dans l’antiquité / par Alphonse et Adèle Esquiros</text:span></text:p>
      <text:p text:style-name="List_20_Contents"><text:span text:style-name="Strong_20_Emphasis"><text:span text:style-name="T2">Auteur : E</text:span></text:span><text:span text:style-name="T2">squiros, Alphonse (1812-1876). Auteur du texte</text:span></text:p>
      <text:p text:style-name="List_20_Contents"><text:span text:style-name="Strong_20_Emphasis"><text:span text:style-name="T2">Auteur : E</text:span></text:span><text:span text:style-name="T2">squiros, Adèle (1819-1886). Auteur du texte</text:span></text:p>
      <text:p text:style-name="List_20_Contents"><text:span text:style-name="Strong_20_Emphasis"><text:span text:style-name="T2">Éditeur : </text:span></text:span><text:span text:style-name="T2">(Paris)</text:span></text:p>
      <text:p text:style-name="List_20_Contents"><text:span text:style-name="Strong_20_Emphasis"><text:span text:style-name="T2">Date d’édition : </text:span></text:span><text:span text:style-name="T2">1849</text:span></text:p>
      <text:p text:style-name="List_20_Contents"><text:span text:style-name="Strong_20_Emphasis"><text:span text:style-name="T2">Sujet : A</text:span></text:span><text:span text:style-name="T2">mants -- Antiquité</text:span></text:p>
      <text:p text:style-name="List_20_Contents"><text:span text:style-name="Strong_20_Emphasis"><text:span text:style-name="T2">Type : m</text:span></text:span><text:span text:style-name="T2">onographie imprimée</text:span></text:p>
      <text:p text:style-name="List_20_Contents"><text:span text:style-name="Strong_20_Emphasis"><text:span text:style-name="T2">Langue : f</text:span></text:span><text:span text:style-name="T2">rançais</text:span></text:p>
      <text:p text:style-name="List_20_Contents"><text:span text:style-name="Strong_20_Emphasis"><text:span text:style-name="T2">Format : </text:span></text:span><text:span text:style-name="T2">1 vol. (379 p.) : ill. en coul. ; 27 cm</text:span></text:p>
      <text:p text:style-name="List_20_Contents"><text:span text:style-name="Strong_20_Emphasis"><text:span text:style-name="T2">Format : N</text:span></text:span><text:span text:style-name="T2">ombre total de vues : 418</text:span></text:p>
      <text:p text:style-name="List_20_Contents"><text:span text:style-name="Strong_20_Emphasis"><text:span text:style-name="T2">Description : A</text:span></text:span><text:span text:style-name="T2">vec mode texte</text:span></text:p>
      <text:p text:style-name="List_20_Contents"><text:span text:style-name="Strong_20_Emphasis"><text:span text:style-name="T2">Droits : d</text:span></text:span><text:span text:style-name="T2">omaine public</text:span></text:p>
      <text:p text:style-name="List_20_Contents"><text:span text:style-name="Strong_20_Emphasis"><text:span text:style-name="T2">Identifiant : a</text:span></text:span><text:a xlink:type="simple" xlink:href="https://gallica.bnf.fr/ark:/12148/bpt6k30455214" office:target-frame-name="_blank" xlink:show="new" text:style-name="Internet_20_link" text:visited-style-name="Visited_20_Internet_20_Link"><text:span text:style-name="T2">rk :/12148/bpt6k30455214</text:span></text:a></text:p>
      <text:p text:style-name="List_20_Contents"><text:span text:style-name="Strong_20_Emphasis"><text:span text:style-name="T2">Source : B</text:span></text:span><text:span text:style-name="T2">ibliothèque nationale de France, département Littérature et art, 4-Z-12442</text:span></text:p>
      <text:p text:style-name="List_20_Contents"><text:span text:style-name="Strong_20_Emphasis"><text:span text:style-name="T2">Notice du catalogue : h</text:span></text:span><text:a xlink:type="simple" xlink:href="https://gallica.bnf.fr/http://catalogue.bnf.fr/ark:/12148/cb35793210q" office:target-frame-name="_blank" xlink:show="new" text:style-name="Internet_20_link" text:visited-style-name="Visited_20_Internet_20_Link"><text:span text:style-name="T2">ttp ://catalogue.bnf.fr/ark :/12148/cb35793210q</text:span></text:a></text:p>
      <text:p text:style-name="List_20_Contents"><text:span text:style-name="Strong_20_Emphasis"><text:span text:style-name="T2">Provenance : B</text:span></text:span><text:span text:style-name="T2">ibliothèque nationale de France</text:span></text:p>
      <text:p text:style-name="List_20_Contents"><text:span text:style-name="Strong_20_Emphasis"><text:span text:style-name="T2">Date de mise en ligne : </text:span></text:span><text:span text:style-name="T2">17/04/2019</text:span></text:p>
      <text:p text:style-name="P4">Le texte affiché peut comporter un certain nombre d’erreurs. En effet, le mode texte de ce document a été généré de façon automatique par un programme de reconnaissance optique de caractères (OCR). Le taux de reconnaissance estimé pour ce document est de 89 %.<text:line-break/></text:p>
      <text:h text:style-name="P3" text:outline-level="1">Histoire des amants célèbres dans l’antiquité</text:h>
      <text:h text:style-name="P5" text:outline-level="2">V.</text:h>
      <text:p text:style-name="P1"><text:span text:style-name="_3c_pb_3e_">[101]</text:span>Les soirées du <text:span text:style-name="T5">Club des Exaltés</text:span> étaient de plus en plus suivies. Le docteur mystérieux avait annoncé qu’il raconterait les amours d’Orphée et d’Eurydice.</text:p>
      <text:p text:style-name="P1">– Voilà une bien vieille histoire, s’écria une blonde t<text:span text:style-name="T12">rès-</text:span>pâle, qui avait dans l<text:span text:style-name="T12">es y</text:span>eux des langueurs amoureuses.</text:p>
      <text:p text:style-name="P1">– Vieille histoire, j’en conviens, reprit le docteur en faisant crier sa tabatière d’or. Mais les choses les plus anciennes sont quelquefois les plus nouvelles, quand on les savait sans les savoir. Vos historiens ont tout défiguré.</text:p>
      <text:p text:style-name="P1">Je commence <text:span text:style-name="T12">:</text:span></text:p>
      <text:p text:style-name="P1">« Orphée était, comme vous le savez toutes, mesdames, un très-habile joueur de lyre : les arbres et les rochers quittaient leur place, les fleuves suspendaient leur cours et les bêtes féroces s’attroupaient autour de lui, émerveillés de l’entendre. Il f<text:span text:style-name="T12">aut c</text:span>roire que les rochers et les arbres o<text:span text:style-name="T12">nt l</text:span>e cœur plus dur maintenant que dans ce temps-là <text:span text:style-name="T12">; </text:span>car on ne les voit plus g<text:span text:style-name="T12">uère s</text:span>’émouvoir pour des chansons. On le disait fils d’Apollon et de la muse Calliope. Les anciens voulaient montrer, a<text:span text:style-name="T12">u m</text:span>oyen de cette origine fabuleuse, que le don de la lyre et celui des vers sont véritablement l’ouvrage des dieux, qui nous les transmettent par la naissance.</text:p>
      <text:p text:style-name="P1"><text:span text:style-name="_3c_pb_3e_">[102]</text:span><text:span text:style-name="T12">Orphée a</text:span>vait ouvert les yeux sous le ciel de Thrace <text:span text:style-name="T12">; </text:span>– ciel inclément, nature sauvage. Les habitants de cette contrée, race dure et née p<text:span text:style-name="T12">our l</text:span>a guerre, s<text:span text:style-name="T12">e m</text:span>ontraient sans doute plus insensibles au talent d’Orphée que les chênes des forêts impénétrables. N<text:span text:style-name="T12">ul n</text:span>’est poëte dans son pays. Orphée, las du caractère de ses compatriotes et de la férocité de cette nature s<text:span text:style-name="T12">ans a</text:span>gréments, alla s’établir dans la Thessalie, où les mœurs étaient douces comme le ciel ; <text:span text:style-name="T12">le f</text:span>leuve Pénée répandait sur son chemin la verdure et la fécondité. C’est l<text:span text:style-name="T12">à</text:span> qu’Orphée rencontra Eurydice. C’était une b<text:span text:style-name="T12">eauté t</text:span>endre et mélancolique. Je ne puis mieux la comparer qu’à vous, miss Jenny ; elle avait vos yeux, votre <text:soft-page-break/>sourire triste e<text:span text:style-name="T12">t l</text:span>e s<text:span text:style-name="T12">on affligé d</text:span>e votre voix. Je pense t<text:span text:style-name="T12">oujours</text:span> à elle en vous regardant. Écoutez-moi donc avec intérêt ; car son histoire pourrait bien être l<text:span text:style-name="T12">a v</text:span>ôtre. Orphée s’était acquis e<text:span text:style-name="T12">n G</text:span>rèce une réputation qui s’accrût bientôt par les récits fabuleux qu’on mêlait à l’éloge de ses talents. Mais les Grecs n’étaient point alors ce qu’ils devinrent par la suite ; c’étaient de vrais barbares par la coutume qu’ils avaient d’enfermer leurs femmes, par l’éducation p<text:span text:style-name="T12">lutôt f</text:span>éroce que guerrière qu’ils imposaient <text:span text:style-name="T12">à</text:span> leurs enfants, et par la préférence qu’ils donnaient aux forces du corps sur les vertus de l’âme. L’Égypte rayonnait au contraire sur le monde. Ces grands centres d<text:span text:style-name="T12">e c</text:span>ivilisation attirent, d<text:span text:style-name="T12">ans t</text:span>ous les siècles, les i<text:span text:style-name="T12">ntelligences d</text:span>’élite. On allait <text:span text:style-name="T12">à</text:span> Thèbes o<text:span text:style-name="T12">u</text:span> à Memphis, comme o<text:span text:style-name="T12">n v</text:span>ient maintenant <text:span text:style-name="T12">à</text:span> Paris. Les Égyptiens passaient surtout pour des maîtres e<text:span text:style-name="T12">n m</text:span>orale et en connaissance de la nature ; Orphée conçut l<text:span text:style-name="T12">e d</text:span>essein d’aller puiser chez eux la science qui l<text:span text:style-name="T12">ui m</text:span>anquait. Il se dit que la poésie sans une doctrine religieuse pouvait bien attendrir les o<text:span text:style-name="T12">urs e</text:span>t l<text:span text:style-name="T12">es c</text:span>rocodiles <text:span text:style-name="T12">; </text:span>mais qu’elle n<text:span text:style-name="T12">e s</text:span>aurait éclairer les <text:span text:style-name="_3c_pb_3e_">[103]</text:span>hommes. L<text:span text:style-name="T12">es talents s</text:span>upérieurs se grandissent e<text:span text:style-name="T12">ncore p</text:span>ar l’élévation des idées et par les s<text:span text:style-name="T12">entiments q</text:span>u’ils tirent du mystère mieux conçu de la divinité. Orphée n’avait qu’un regret, c’était de quitter s<text:span text:style-name="T12">on E</text:span>urydice. C<text:span text:style-name="T12">ette f</text:span>emme, encore moins célèbre par sa b<text:span text:style-name="T12">eauté q</text:span>ue par s<text:span text:style-name="T12">on a</text:span>mour, se montra plongée <text:span text:style-name="T12">à</text:span> cette nouvelle dans u<text:span text:style-name="T12">ne t</text:span>ristesse inconsolable. En vain, pour adoucir u<text:span text:style-name="T12">ne p</text:span>eine s<text:span text:style-name="T12">i a</text:span>mère, Orphée lui représenta-t-il les difficultés d’un pareil voyage e<text:span text:style-name="T12">t l</text:span>es a<text:span text:style-name="T12">gréments d</text:span>e la contrée o<text:span text:style-name="T12">ù</text:span> il la laissait. Ces lieux, si attrayants par eux-mêmes, excitaient en elle des émotions tout opposées. Il y avait quelque temps q<text:span text:style-name="T12">u’Aristée é</text:span>tait venu s’établir dans cette contrée heureuse. Il s<text:span text:style-name="T12">e d</text:span>isait fils d’Apollon et de l<text:span text:style-name="T12">a n</text:span>ymphe Cyrène. <text:span text:style-name="T4">À</text:span> peine f<text:span text:style-name="T12">ut-il a</text:span>rrivé en Thessalie, qu’il jeta les yeux sur Eurydice. I<text:span text:style-name="T12">l f</text:span>it auprès d’elle des poursuites, que, par délicatesse, elle j<text:span text:style-name="T12">ugea</text:span> <text:span text:style-name="T12">à</text:span> propos d<text:span text:style-name="T12">e c</text:span>acher à son mari. Les mœurs étaient e<text:span text:style-name="T12">ncore s</text:span>i grossières et si brutales, que le rapt semblait, comme c<text:span text:style-name="T12">hez l</text:span>es sauvages, une forme tout ordinaire de l<text:span text:style-name="T12">a g</text:span>alanterie. U<text:span text:style-name="T12">n jour q</text:span>u’Eurydice se promenait au bord du fleuve Pénée, elle rencontra tout éperdu Aristée, qui courait sur elle. L<text:span text:style-name="T12">a p</text:span>auvre Eurydice s’enfuit et se cacha d<text:span text:style-name="T12">ans l</text:span>es hautes herbes, où il fut impossible <text:span text:style-name="T12">à</text:span> son ravisseur de la découvrir. Cette aventure lui ouvrit les yeux sur les d<text:span text:style-name="T12">angers q</text:span>u’elle courait, en l’absence de son mari, dans cette contrée perfide. N<text:span text:style-name="T12">e p</text:span>ouvant détourner Orphée du dessein qu’il avait conçu de voir l’Égypte, elle lui déclara qu’elle le suivrait partout où il irait. N<text:span text:style-name="T12">os d</text:span>eux amants s’embarquèrent donc ensemble ; après tous les travaux et tous les dangers d’un long voyage, ils arrivèrent <text:span text:style-name="T12">à</text:span> Canope dans le Delta, et par le canal héraeleotique, jusqu’à un port de Memphis. Comme le soleil é<text:span text:style-name="T12">tait c</text:span>ouché depuis longtemps, ils résolurent do passer cette première n<text:span text:style-name="T12">uit h</text:span>ors de la ville.</text:p>
      <text:p text:style-name="P1"><text:span text:style-name="_3c_pb_3e_">[104]</text:span>Ils m<text:span text:style-name="T12">archèrent c</text:span>ôte <text:span text:style-name="T12">à</text:span> côte, p<text:span text:style-name="T12">ar u</text:span>n chemin <text:span text:style-name="T12">à</text:span> peine frayé, où de grandes herbes embarrassaient leurs pas. Eurydice se plaignit subitement <text:span text:style-name="T12">à</text:span> Orphée d’un malaise indéfinissable. <text:span text:style-name="T4">À</text:span> peine furent-ils entrés dans une hôtellerie, qu’elle se montra saisie d’un profond assoupissement et refusa toute nourriture. Elle s’endormit en effet : jamais statue de marbre ne fut plus blanche, ni plus touchante dans son évanouissement éternel. A<text:span text:style-name="T12">u b</text:span>out d’une demi-heure, dans l<text:span text:style-name="T12">e s</text:span>ilence de l<text:span text:style-name="T12">a n</text:span>uit, Orphée entendit une respiration violente et forcée qui le fit courir <text:span text:style-name="T12">à</text:span> elle. Le v<text:span text:style-name="T12">isage d</text:span>’Eurydice était livide <text:span text:style-name="T12">; son s</text:span>ein suffoqué se soulevait péniblement. Alarmé, il l’apelle :</text:p>
      <text:p text:style-name="P1">– Eurydice, réveille-toi ! Tu souffres, reviens, c’est moi, c’est Orphée qui te parle.</text:p>
      <text:p text:style-name="P1">Vains efforts ; il ne put réussir <text:span text:style-name="T12">à</text:span> secouer le sommeil qui enveloppait les membres délicats de son Eurydice. L’hôte, éveillé p<text:span text:style-name="T12">ar c</text:span>es cris mêlés de sanglots, arrive. Il considère quelques instants, en silence, la femme qui ne donnait plus aucun signe de vie.</text:p>
      <text:p text:style-name="P1">– Étranger, dit-il, je tremble de découvrir la cause du triste état où languit votre compagne adorée, et d’ajouter ainsi <text:span text:style-name="T12">à</text:span> votre désespoir ; mais l’expérience que j’ai du climat de l’Égypte, me fait craindre quelque malheur sans remède.</text:p>
      <text:p text:style-name="P1">En disant ces mots, il écarta le voile qui couvrait le corps d’Eurydice, et montra a<text:span text:style-name="T12">u p</text:span>ied droit une piqûre légère et presque imperceptible.</text:p>
      <text:p text:style-name="P1">– Voilà, dit-il la trace d’une morsure ; votre femme aura m<text:span text:style-name="T12">arché s</text:span>ur quelque bête venimeuse.</text:p>
      <text:p text:style-name="P1">Orphée tomba dès-lors dans u<text:span text:style-name="T12">n h</text:span>orrible accablement ; car <text:span text:style-name="T12">à</text:span> l’air de son hôte et aux réponses qui lui furent faites, il jugea que l<text:span text:style-name="T12">a b</text:span>lessure d’Eurydice é<text:span text:style-name="T12">tait m</text:span>ortelle.</text:p>
      <text:p text:style-name="P1"><text:span text:style-name="_3c_pb_3e_">[105]</text:span>Vous peindre le désespoir de cet amant malheureux, passerait les forces du langage humain. Il accusa les dieux, son funeste destin et l’impitoyable terre d’Égypte. Orphée demeura ainsi plusieurs <text:soft-page-break/>jours sans connaissance, ne distinguant pas la lumière des t<text:span text:style-name="T12">énèbres, et c</text:span>ouvrant toute la n<text:span text:style-name="T12">ature d</text:span>u voile de sa douleur lugubre. D’autres fois, il cherchait à tromper son amour malade par la triste mélodie de ses v<text:span text:style-name="T12">ers ; </text:span>assis mélancolique et seul au bord du Nil <text:span text:style-name="T12">: </text:span>C’est toi, Eurydice ! qu’il appelait au lever du jour : c’est encore toi ! qu’il chantait au tomber de la nuit.</text:p>
      <text:p text:style-name="P1">Eurydice fut portée dans le tombeau des étrangers sans cérémonie funèbre. On n<text:span text:style-name="T12">e p</text:span>ratiqua sur elle aucune des incisions que l’art des e<text:span text:style-name="T12">mbaumeurs i</text:span>nfligeait aux naturels du pays. C<text:span text:style-name="T12">e t</text:span>ombeau des étrangers était h<text:span text:style-name="T12">ors d</text:span>es murs de Memphis, du côté des pyramides, dans le même lieu que la sépulture commune des habitants de l’Égypte. Là dormaient ces morts, qui durent encore <text:span text:style-name="T12">à</text:span> <text:span text:style-name="T12">cette h</text:span>eure, et qui, par la puissance des embaumements, ont u<text:span text:style-name="T12">sé l</text:span>eur tombeau même. C’étaient des catacombes immenses ; <text:span text:style-name="T12">on y</text:span> descendait les étrangers par u<text:span text:style-name="T12">ne o</text:span>uverture particulière. <text:span text:style-name="T4">À</text:span><text:span text:style-name="T12"> </text:span>l’entrée de ces souterrains était l<text:span text:style-name="T12">e l</text:span>ac A<text:span text:style-name="T12">cherusia, s</text:span>ur le bord duquel o<text:span text:style-name="T12">n j</text:span>ugeait les Égyptiens morts, comme on jugeait les rois au Labyrinthe. Mais on ne s’informait pas des actions des étrangers ; on les inhumait simplement, s<text:span text:style-name="T12">ans s</text:span>e soucier de donner <text:span text:style-name="T12">à</text:span> leur froide dépouille c<text:span text:style-name="T12">ette c</text:span>ouleur d’immortalité qu’on retrouve sur toutes les momies.</text:p>
      <text:p text:style-name="P1">Possédé de sa douleur, O<text:span text:style-name="T12">rphée n</text:span>e recherchait sous le ciel d’Égypte que l<text:span text:style-name="T12">es objets c</text:span>apables de l’entretenir dans le sentiment de sa perte. Il avait o<text:span text:style-name="T12">uï</text:span> <text:span text:style-name="T12">parler d</text:span>e c<text:span text:style-name="T12">es c</text:span>atacombes fameuses où un peuple de momies semblait attendre le retour de l<text:span text:style-name="T12">a l</text:span>umière. U<text:span text:style-name="T12">ne t</text:span>radition populaire voulait q<text:span text:style-name="T12">ue l</text:span>es âmes d<text:span text:style-name="T12">es m</text:span>orts s<text:span text:style-name="T12">e </text:span><text:span text:style-name="_3c_pb_3e_">[106]</text:span>promenassent d<text:span text:style-name="T12">ans t</text:span>out l’espace souterrain q<text:span text:style-name="T12">ui s</text:span>’étendait entre les catacombes et les pyramides. On ajoutait que des vivants assez courageux pour entrer dans ces pyramides par une des ouvertures, y avaient entendu les voix et les chants des ombres heureuses. Cette opinion flatta beaucoup la douleur d’Orphée. Les poètes et les infortunés sont aisément crédules. Son imagination s’enflamma <text:span text:style-name="T12">à</text:span> l’espoir de rejoindre Eurydice dans ces demeures ténébreuses. Comme tous les amants qui n’ont aimé qu’une fois, il portait l’idée de s<text:span text:style-name="T12">a p</text:span>ersévérance au-delà même de la vie. Orphée s’abandonnant à cette illusion et comptant sur un s<text:span text:style-name="T12">entiment s</text:span>emblable dans le cœur de son Eurydice, e<text:span text:style-name="T12">spéra la r</text:span>encontrer a<text:span text:style-name="T12">u f</text:span>ond de ces tombeaux ou de l’attirer <text:span text:style-name="T12">à</text:span> lui p<text:span text:style-name="T12">ar le s</text:span>on de sa voix et de sa lyre. Prétention fort excusable, <text:span text:style-name="T12">à</text:span> coup s<text:span text:style-name="T12">ûr, d</text:span>ans u<text:span text:style-name="T12">n h</text:span>omme qui savait se faire reconnaître des tigres eux-mêmes e<text:span text:style-name="T12">t l</text:span>es attendrir avec ses chants !</text:p>
      <text:p text:style-name="P1">Les sages qu’il consulta le confirmèrent dans cette pensée. L’amertume de son amour éternel ne pouvait d’ailleurs s’adoucir que par l<text:span text:style-name="T12">a v</text:span>ue de ces lieux lamentables. Comme t<text:span text:style-name="T12">ous l</text:span>es malheureux, il avait besoin de s’enivrer de sa douleur. Orphée prit donc u<text:span text:style-name="T12">ne l</text:span>ampe avec sa lyre qu’il laissait depuis longtemps oisive, et s’achemina vers le noir séjour des ombres. Ayant erré a<text:span text:style-name="T12">utour d</text:span>e ces pyramides, ouvrage des rois frustrés dans leur ambition posthume, il considéra moins l<text:span text:style-name="T12">e f</text:span>aste et la magnificence extérieure de ces tombeaux, que l’idée de la mort, avec laquelle ces immenses constructions familiarisaient ses yeux avides. I<text:span text:style-name="T12">l a</text:span>ttendit que le soleil fut évanoui de l’horizon. A<text:span text:style-name="T12">lors i</text:span>l entra seul dans les effroyables détours de ce labyrinthe inconnu. Le silence nocturne de ces lieux profonds, loin de glacer ses forces, ne fit que l’encourager dans s<text:span text:style-name="T12">a r</text:span>ésolution suprême. Trois fois, il o<text:span text:style-name="T12">sa faire r</text:span>etentir du nom d’Eurydice <text:span text:style-name="_3c_pb_3e_">[107]</text:span>les l<text:span text:style-name="T12">ongs e</text:span>t taciturnes échos d<text:span text:style-name="T12">e c</text:span>es v<text:span text:style-name="T12">oûtes. Après des efforts et des t</text:span>âtonnements infinis, i<text:span text:style-name="T12">l d</text:span>écouvrit l’embouchure d’un puits.</text:p>
      <text:p text:style-name="P1">Accoudé sur le rebord en pierre, il considéra quelque temps l’horreur d<text:span text:style-name="T12">e c</text:span>e gouffre p<text:span text:style-name="T12">lein d</text:span>e t<text:span text:style-name="T12">énèbres ; </text:span>mais le désir de revoir Eurydice l’emportant en lui sur la révolte de la nature, il descendit. Une échelle fixée a<text:span text:style-name="T12">u m</text:span>ur conduisait dans les entrailles de la terre. C<text:span text:style-name="T12">e p</text:span>uits était une image de la science, dans l<text:span text:style-name="T12">aquelle l</text:span>’esprit de l’homme descend, descend toujours, sans jamais voir distinctement ce qui est au fond.</text:p>
      <text:p text:style-name="P1">Orphée, p<text:span text:style-name="T12">as p</text:span>lus que tout autre mortel, n’atteignit le terme de cette spirale ténébreuse. – Mais, après avoir descendu environ une soixantaine d’échelons, i<text:span text:style-name="T12">l t</text:span>rouva une f<text:span text:style-name="T12">enêtre</text:span> <text:span text:style-name="T12">: c</text:span>’était l’entrée d’un c<text:span text:style-name="T12">hemin c</text:span>reusé dans la roche vive, qui descendait, en tournoyant, la l<text:span text:style-name="T12">ongueur d</text:span>e c<text:span text:style-name="T12">ent v</text:span>ingt-quatre pieds. Ce chemin conduisait à <text:span text:style-name="T12">une p</text:span>orte grillée, dont les deux b<text:span text:style-name="T12">attants d</text:span>’airain s’ouvraient au moindre effort qu’on f<text:span text:style-name="T12">aisait p</text:span>our les pousser, et sans donner le moindre bruit. Mais, e<text:span text:style-name="T12">n r</text:span>etombant d’eux-mêmes pour se joindre, ils r<text:span text:style-name="T12">endaient p</text:span>ar un artifice imposant, un s<text:span text:style-name="T12">on très-fort, q</text:span>ui semblait s<text:span text:style-name="T12">e p</text:span>orter successivement de voûte en voûte, et s<text:span text:style-name="T12">e p</text:span>erdre au l<text:span text:style-name="T12">oin d</text:span>ans le fond d’un vaste édifice. V<text:span text:style-name="T12">is-à-vis d</text:span>e cette porte, qui était d<text:span text:style-name="T12">u c</text:span>ôté du nord, il y en avait u<text:span text:style-name="T12">ne autre d</text:span>u côté du midi. Elle était f<text:span text:style-name="T12">ermée d</text:span>’une grille d<text:span text:style-name="T12">e f</text:span>er dormante, dont c<text:span text:style-name="T12">haque b</text:span>arreau avait la grosseur du bras. À travers ces barreaux, <text:soft-page-break/>O<text:span text:style-name="T12">rphée aperçut u</text:span>ne allée <text:span text:style-name="T12">à</text:span> perte de vue, bordée à <text:span text:style-name="T12">gauche e</text:span>t du côté de l’Orient, d’une longue s<text:span text:style-name="T12">uite d</text:span>’arcades, d’où sortaient de grandes lueurs d<text:span text:style-name="T12">e l</text:span>ampes e<text:span text:style-name="T12">t d</text:span>e torches. Prêtant l’oreille, il e<text:span text:style-name="T12">ntendit d</text:span>ans la profondeur de ces arcades des voix d’hommes et de femmes, qui formaient u<text:span text:style-name="T12">ne m</text:span>usique très-harmonieuse. Mais de plus, il crut reconnaître parmi ces voix d<text:span text:style-name="T12">ouces e</text:span>t virginales celle d<text:span text:style-name="T12">e s</text:span>on Eurydice.</text:p>
      <text:p text:style-name="P1"><text:span text:style-name="_3c_pb_3e_">[108]</text:span>Quand vous saurez le but de ce voyage souterrain, vous admirerez avec moi la haute sagesse des p<text:span text:style-name="T12">rêtres d’Égypte</text:span>, qui avaient concerté entre eux d’attirer Orphée <text:span text:style-name="T12">à</text:span> la science par l’amour qu’il avait pour sa femme.</text:p>
      <text:p text:style-name="P1">Si enveloppée de deuil que fût l’âme d’Orphée, il ne put se défendre d’admirer la grandeur de ces ouvrages souterrains, inconnus <text:span text:style-name="T12">à</text:span> la plupart des Égyptiens même, et dans lesquels respirait vraiment le génie de cette nation extraordinaire. Mais il fut bientôt tiré de cette contemplation muette par le souvenir de sa douleur qui l’amenait dans ce séjour formidable. Il regarda tout autour de lui comme pour s<text:span text:style-name="T12">e r</text:span>econnaître. Le silence remplissait l’immensité de ces lieux voilés <text:span text:style-name="T12">à</text:span> la lumière du jour. Un chemin de six pieds de large, très-uni, tiré en droite ligne et voûté en plein-cintre conduisait aux enfoncements des arcades. Orphée vit alors ces paroles écrites e<text:span text:style-name="T12">n c</text:span>aractères noirs sur une page de marbre blanc <text:span text:style-name="T12">: </text:span>« Quiconque fera cette route seul, et sans regarder derrière lui sera purifié par le feu, par l’eau et par l’air ; et s’il peut vaincre la frayeur d<text:span text:style-name="T12">e l</text:span>a mort, il sortira du sein de l<text:span text:style-name="T12">a t</text:span>erre, il reverra la lumière, et il aura droit de préparer son âme <text:span text:style-name="T12">à</text:span> <text:span text:style-name="T12">la r</text:span>évélation d<text:span text:style-name="T12">es m</text:span>ystères de la grande déesse Isis. »</text:p>
      <text:p text:style-name="P1">La lecture de cette inscription mélancolique, loin de porter dans l’âme d’Orphée, comme dans celle des autres hommes, u<text:span text:style-name="T12">ne i</text:span>mpression de tristesse et d’effroi, ne fit que réveiller la flamme d<text:span text:style-name="T12">e s</text:span>es sombres désirs. Il se vit <text:span text:style-name="T12">à</text:span> la porte de l’Initiation, qui avait été l’objet de son voyage. On croyait dans l<text:span text:style-name="T12">e p</text:span>euple que les Aspirants admis aux épreuves descendaient vivants a<text:span text:style-name="T12">ux e</text:span>nfers, et qu’il leur en fallait revenir par des travaux effroyables. Joignant alors l’idée des saints mystères <text:span text:style-name="T12">à</text:span> celle d’Eurydice, Orphée se dit que l’Initiation même le conduirait a<text:span text:style-name="T12">u s</text:span>éjour des <text:span text:style-name="_3c_pb_3e_">[109]</text:span>âmes heureuses, e<text:span text:style-name="T12">t q</text:span>ue, peut-être, il e<text:span text:style-name="T12">n r</text:span>amènerait son amante. Il se plongea donc avec une joie amère d<text:span text:style-name="T12">ans c</text:span>ette nuit, image du deuil de son cœur. Il e<text:span text:style-name="T12">ntra d</text:span>ans le chemin étroit. L’amour est plus fort que toutes les terreurs de la mort.</text:p>
      <text:p text:style-name="P1"><text:span text:style-name="T12">Il</text:span> marcha longtemps sous ces arcades mornes, où la nuit, e<text:span text:style-name="T12">nlevant toute c</text:span>ouleur aux objets, répandait partout sa présence uniforme. Bientôt, cependant, des spectres vinrent peupler la solitude de ces ténèbres. C’étaient des ombres qui s’éclairaient elles-mêmes d’une lumière sépulchrale. Les Chagrins et les Remords, les pâles Maladies, la triste Vieillesse, la Peur, la Faim, la honteuse Indigence, les Joies impures, toutes formes terribles, <text:span text:style-name="T12">à</text:span> voir, occupaient le sombre vestibule de l’Initiation. Quoique rendu intrépide par s<text:span text:style-name="T12">a d</text:span>ouleur, Orphée ne put se défendre d’un mouvement d’effroi, quand il aperçut toutes ces figures monstrueuses <text:span text:style-name="T12">: l</text:span>a Discorde qui tordait des serpents pour cheveux, les Furies, la Chimère, les Gorgones, les Illusions, qui fouettaient son front livide du bout de leurs ailes, et quantité d’autres images, qui s’évanouissaient au toucher. Tout cela n’était que des apparences, auxquelles l’<text:span text:style-name="T12">art d</text:span>es prêtres égyptiens donnait le p<text:span text:style-name="T12">restige d</text:span>e la réalité. Ces fantômes n’en portaient pas moins autour d’eux l’épouvante ; e<text:span text:style-name="T12">t s</text:span>i Orphée n’eût é<text:span text:style-name="T12">té p</text:span>réparé d’avance, à toutes l<text:span text:style-name="T12">es v</text:span>isions funèbres, il eut manqué de cœur pour continuer sa route.</text:p>
      <text:p text:style-name="P1">Là, commençait le chemin qui conduisit Orphée <text:span text:style-name="T12">à</text:span> ce marais sombre et stagnant, sur le bord duquel était un nautonier que les Égyptiens, dans leur langue, nommaient Caron. Orphée, bien résolu <text:span text:style-name="T12">à</text:span> étouffer dans son cœur toute lâcheté indigne d’un homme, aborda la fatale barque. Un vieillard au poil blanc gardait le passage : <text:span text:style-name="T12">«</text:span> Arrière, s’écria-t-il, mortel qui descend dans ces royaumes sombres, si tu <text:span text:style-name="_3c_pb_3e_">[110]</text:span><text:span text:style-name="T12">n’apportes i</text:span>ci une force d’â<text:span text:style-name="T12">me s</text:span>upérieure <text:span text:style-name="T12">à</text:span> toutes les épreuves, tu n’atteindras pas le terme d<text:span text:style-name="T12">e t</text:span>on périlleux voyage. » Sans s<text:span text:style-name="T12">e l</text:span>aisser émouvoir par ces menaces, Orphée sauta résolument dans la barque. Le triste nocher, après avoir reçu de celui qui devait désormais se considérer comme mort, une pièce de monnaie, dénoua l’anneau de fer qui maintenait la barque au noir rivage et saisit l’aviron. À peine la rame eut-elle battu les f<text:span text:style-name="T12">lots, q</text:span>u’Orphée vit accourir sur le bord quantité d’ombres affligées qui semblaient réclamer la grâce du passage. Elles tendaient vers l’autre rive des mains suppliantes. Mais, le m<text:span text:style-name="T12">onstre v</text:span>elu, sourd <text:span text:style-name="T12">à</text:span> ces tendres prières, ramait, ramait froidement. Parmi la foule taciturne qui se pressait autour de la barque, Orphée <text:soft-page-break/>reconnut des mères, des époux, de jeunes femmes que la mort avait moissonnées à la fleur de l<text:span text:style-name="T12">eur m</text:span>ariage : mais, parmi elles, il n<text:span text:style-name="T12">e d</text:span>écouvrit point Eurydice. Toutes ces ombres retenues sur le rivage morne se lamentaient avec des gestes désespérés. On voulait par <text:span text:style-name="T12">là</text:span> faire entendre <text:span text:style-name="T12">à</text:span> l’Aspirant que l’Initiation était u<text:span text:style-name="T12">ne f</text:span>aveur particulière des dieux.</text:p>
      <text:p text:style-name="P1">Orphée passa heureusement de l’autre côté du fleuve ; après avoir marché quelque temps sur une terre humide et couverte de roseaux, il rencontra d<text:span text:style-name="T12">ans u</text:span>n mur à droite, u<text:span text:style-name="T12">ne p</text:span>etite porte t<text:span text:style-name="T12">oute d</text:span>e fer. À côté de cette porte, qui était fermée, veillaient continuellement trois hommes, dont l<text:span text:style-name="T12">a t</text:span>ête était couverte d’un casque surmonté d’une t<text:span text:style-name="T12">ête d</text:span>’anubis. Vous voyez d’ici l’origine de votre cerbère, ce monstrueux gardien du Tartare, sur lequel le poëte Virgile m’a lu, dans le temps, de très beaux vers latins. Orphée, le divin auteur de la <text:span text:style-name="T5">Mythologie des Grecs</text:span>, sur laquelle les Romains o<text:span text:style-name="T12">nt m</text:span>odelé l<text:span text:style-name="T12">a l</text:span>eur, a pris, (comme vous le devinez déjà), dans l<text:span text:style-name="T12">es é</text:span>preuves de l’Initiation, l<text:span text:style-name="T12">es p</text:span>rincipaux traits de son enfer. Cet emprunt est d’autant <text:span text:style-name="_3c_pb_3e_">[111]</text:span><text:span text:style-name="T12">plus l</text:span>égitime, que d<text:span text:style-name="T12">ans l</text:span>a révélation des mystères on se proposait surtout d’instruire l’Initié s<text:span text:style-name="T12">ur l</text:span>es récompenses et les peines de la v<text:span text:style-name="T12">ie f</text:span>uture.</text:p>
      <text:p text:style-name="P1">Un de ces trois hommes, qui portaient une tête de chien, s’avançant vers Orphée, lui dit : « Nous n<text:span text:style-name="T12">e s</text:span>ommes point ici p<text:span text:style-name="T12">our v</text:span>ous a<text:span text:style-name="T12">rrêter d</text:span>ans votre course téméraire. Vous êtes l<text:span text:style-name="T12">ibre de p</text:span>asser outre, si les dieux vous donnent la force d’accomplir cette œuvre difficile. Mais réfléchissez-y. Si vous êtes assez malheureux pour échouer dans votre sombre pèlerinage, n<text:span text:style-name="T12">ul r</text:span>etour. U<text:span text:style-name="T12">n p</text:span>as de plus et vous n<text:span text:style-name="T12">e s</text:span>ortirez j<text:span text:style-name="T12">amais d</text:span>e ces lieux, <text:span text:style-name="T12">à</text:span> moins d’en sortir par le p<text:span text:style-name="T12">assage q</text:span>ue vous aurez ouvert devant v<text:span text:style-name="T12">ous, sans t</text:span>ourner la tête et sans reculer. C’est <text:span text:style-name="T12">à</text:span> vous de décider c<text:span text:style-name="T12">e q</text:span>ue vous devez faire. Entrez, si vous vous en sentez le courage, mais laissez derrière v<text:span text:style-name="T12">ous t</text:span>oute espérance de revoir l<text:span text:style-name="T12">a l</text:span>umière. »</text:p>
      <text:p text:style-name="P1"><text:span text:style-name="T12">Orphée, q</text:span>ui voulait Eurydice ou la mort, n<text:span text:style-name="T12">e s</text:span>e laissa point ébranler par cet avis ; il passa.</text:p>
      <text:p text:style-name="P1">L’horreur de ces lieux voilés à <text:span text:style-name="T12">la l</text:span>umière d<text:span text:style-name="T12">u j</text:span>our augmentait de moment en moment. Ici d<text:span text:style-name="T12">es p</text:span>leurs et des cris d’enfants agitaient éternellement l<text:span text:style-name="T12">’air s</text:span>ans étoiles. Orphée, surpris du b<text:span text:style-name="T12">ruit d</text:span>e ces voix, supposa que ces plaintes étaient celles des enfants morts <text:span text:style-name="T12">à</text:span> <text:span text:style-name="T12">la m</text:span>amelle, que l<text:span text:style-name="T12">e s</text:span>ort cruel a plongés dans l’éternelle nuit, avant même qu’ils eussent vécu. Moi, qui, en m<text:span text:style-name="T12">a q</text:span>ualité d’ancien Initié, a<text:span text:style-name="T12">i p</text:span>énétré tous ces mystères, et imposé a<text:span text:style-name="T12">ux autres t</text:span>outes ces épreuves, après l<text:span text:style-name="T12">es a</text:span>voir subies, moi-même, j<text:span text:style-name="T12">e v</text:span>ous dirai entre nous que c<text:span text:style-name="T12">es e</text:span>nfants étaient ceux des prêtres. Une c<text:span text:style-name="T12">outume, q</text:span>ue n’approuvera sans doute pas la tendresse maternelle, ordonnait que ces nouveaux nés du sacerdoce fussent élevés dans les lieux bas de l<text:span text:style-name="T12">a t</text:span>erre. O<text:span text:style-name="T12">n v</text:span>oulait par u<text:span text:style-name="T12">ne t</text:span>elle pratique, habituer leur tempérament à ces habitations souterraines, d<text:span text:style-name="T12">ans lesquelles i</text:span>ls devaient passer u<text:span text:style-name="T12">ne </text:span><text:span text:style-name="_3c_pb_3e_">[112]</text:span>grande partie d<text:span text:style-name="T12">e l</text:span>eur existence. Les vagissements de ces petits êtres, élevés en commun et réunis dans les mêmes salles répandaient tout <text:span text:style-name="T12">à</text:span> l’entour un bruit naturel en lui-même, mais surprenant et lugubre, pour les oreilles qui n’en savaient pas l’origine.</text:p>
      <text:p text:style-name="P1">P<text:span text:style-name="T12">lus l</text:span>oin était le <text:span text:style-name="T5">Champ des Larmes</text:span>. Orphée distingua confusément des formes humaines, attachées <text:span text:style-name="T12">à</text:span> des supplices qu’exagéraient encore l’imagination de l’Aspirant et l’horreur propre à ces lieux infernaux. Ici, c’étaient des femmes qui puisaient de l’eau pour la verser dans des vaisseaux percés, d’où cette eau s’échappait sans cesse. Là, des hommes roulaient un cylindre de pierre sur une espèce de colline, le remontaient, le faisaient descendre de nouveau, e<text:span text:style-name="T12">t l</text:span>e remontaient encore. Vous reconnaissez dans ces diverses expiations l’origine du rocher de Sisyphe, et les tonneaux des Danaïdes qu’Orphée introduisit plus tard dans l<text:span text:style-name="T12">a f</text:span>able. Ces hommes et ces femmes étaient des officiers, et des officières du second ordre, qui se trouvaient l<text:span text:style-name="T12">à</text:span> par s<text:span text:style-name="T12">uite d</text:span>e fautes plus ou moins graves. On l<text:span text:style-name="T12">es o</text:span>ccupait, en manière de châtiment, à des ouvrages pénibles et inutiles, pour montrer à l’Aspirant, que si le travail e<text:span text:style-name="T12">st j</text:span>amais une punition, c’est quand il ne s’applique à rien qui puisse rendre service à <text:span text:style-name="T12">la s</text:span>ociété.</text:p>
      <text:p text:style-name="P1">Tous ces damnés étaient n<text:span text:style-name="T12">us j</text:span>usqu’à la ceinture e<text:span text:style-name="T12">t s</text:span>ouffraient en silence. La plupart se faisaient un devoir d’accomplir leur pénitence avec une ardeur qui donnait plus de mérite au c<text:span text:style-name="T12">hâtiment. C</text:span>e peuple consterné ne sembla pas même s’apercevoir de la présence d’un étranger dans ce royaume des pleurs. Orphée crut découvrir parmi les femmes – quelques-unes étaient encore belles sous l<text:span text:style-name="T12">eur t</text:span>ristesse – des amantes affligées, dont les affections n’avaient point é<text:span text:style-name="T12">té j</text:span>ugées assez pures par le collège <text:span text:style-name="_3c_pb_3e_">[113]</text:span>des p<text:span text:style-name="T12">rêtres. On n</text:span>’exposait guère aux yeux de l’Aspirant que d<text:span text:style-name="T12">es c</text:span>oupables choisis parmi les officiers subalternes. Pour sauver l’honneur des prêtres, on cachait exactement les fautes et les punitions de leur ordre ; si l’on s’écartait de cette précaution, c’était pour les scandales publics qui <text:soft-page-break/>avaient compromis la dignité du sacerdoce. Orphée vit quelques prêtres et quelques prêtresses vêtues de noir, privés de la tunique sacerdotale, qui s<text:span text:style-name="T12">e p</text:span>romenaient tristement autour du C<text:span text:style-name="T12">hamp d</text:span>es larmes en se cachant l<text:span text:style-name="T12">e v</text:span>isage. Enfin, il y avait un crime que les lois avaient p<text:span text:style-name="T12">révu e</text:span>t auquel on infligeait le plus terrible des supplices, c’était le violement du secret des Initiations. Le prêtre, l’Initié, ou l’officier, coupable d’avoir trahi l<text:span text:style-name="T12">es m</text:span>ystères, était soumis <text:span text:style-name="T12">à</text:span> <text:span text:style-name="T12">un c</text:span>hâtiment e<text:span text:style-name="T12">ffroyable</text:span> : on lui ouvrait la poitrine, et on lui arrachait le c<text:span text:style-name="T12">œur q</text:span>u’on jetait en pâture <text:span text:style-name="T12">à</text:span> des oiseaux carnassiers. À peine s’il y avait, depuis des siècles, un o<text:span text:style-name="T12">u d</text:span>eux exemples de malheureux qui eussent encouru cette peine r<text:span text:style-name="T12">évoltante ; m</text:span>ais, comme on tenait <text:span text:style-name="T12">à</text:span> frapper l’imagination de l’Aspirant, on ne manquait point <text:span text:style-name="T12">à</text:span> mettre sous ses yeux une représentation a<text:span text:style-name="T12">nimée d</text:span>u supplice des révélateurs. O<text:span text:style-name="T12">rphée d</text:span>istingua – <text:span text:style-name="T12">non s</text:span>ans pâlir– deux prêtres indiscrets, enchaînés l’un e<text:span text:style-name="T12">t l</text:span>’autre sur des quartiers de r<text:span text:style-name="T12">ochers</text:span> ; un vautour leur dévorait le f<text:span text:style-name="T12">lanc</text:span> ; il y avait <text:span text:style-name="T12">à</text:span> <text:span text:style-name="T12">côté d</text:span>eux poteaux <text:span text:style-name="T12">: s</text:span>ur l’un, était é<text:span text:style-name="T12">crit </text:span><text:span text:style-name="T11">P</text:span><text:span text:style-name="T9">rométhée </text:span>; sur l’autre, on lisait <text:span text:style-name="T9">Tityus</text:span>. Un effet de jour, pratiqué <text:span text:style-name="T12">à</text:span> dessein, donnait au corps de ce dernier, étendu par terre, une longueur gigantesque. L<text:span text:style-name="T12">a c</text:span>onnaissance que ces a<text:span text:style-name="T12">nciens p</text:span>rêtres avaient de la nature de l’homme, les engageait <text:span text:style-name="T12">à</text:span> graver ainsi, par des impressions vives et dramatiques, les leçons de morale dans le cœur de l’Aspirant.</text:p>
      <text:p text:style-name="P1">On avait trouvé le moyen de perpétuer aux yeux, p<text:span text:style-name="T12">ar d</text:span>es artifices semblables, le c<text:span text:style-name="T12">rime e</text:span>t l<text:span text:style-name="T12">e s</text:span>upplice d’autres p<text:span text:style-name="T12">révarica</text:span>teurs. <text:span text:style-name="_3c_pb_3e_">[114]</text:span>Orphée entendit retentir dans l’ombre des coups de fouet et des bruits de chaînes. Les vices qu’on m<text:span text:style-name="T12">ontrait, c</text:span>omme punis avec plus de rigueur, sont ceux qui se rapportent le plus directement <text:span text:style-name="T12">à</text:span> la société, comme le suicide, l’amour extravagant, l’ambition guerrière. On y voyait aussi l’Avarice, assise sur des sacs d’or, le visage maigre et les mains crispées. Les gens d<text:span text:style-name="T12">e b</text:span>onne chère, qui avaient laissé périr de faim les autres hommes, étaient représentés étendus sur des lits richement ornés ; devant eux se dressaient des tables servies avec u<text:span text:style-name="T12">n l</text:span>uxe royal ; mais, une grande Furie, accoudée près d’eux, les empêchait de porter les mains sur les mets délicats, et haussant d’un air terrible son bras armé d’un flambeau, les effrayait parle tonnerre de s<text:span text:style-name="T12">a v</text:span>oix. On comptait sur de tels spectacles, qui avaient toute la vraisemblance de la nature, pour faire naître chez l’Aspirant l’horreur des vices qu’on lui montrait comme si terriblement châtiés. Il y avait s<text:span text:style-name="T12">urtout d</text:span>es crimes que l’on tenait à prévenir par l’idée des peines que ces crimes encouraient, je veux parler des révoltes contre le dogme. La grande maxime des prêtres de l’Égypte était, qu’en fait de religion, il ne faut absolument rien innover. C’est la raison pour laquelle ils conservèrent dans leurs rits publics ou secrets quantité de superstitions et de pratiques ridicules qui venaient des anciens sauvages du pays, sous prétexte qu’on ne doit jamais toucher au culte d’une nation. Ils inspirèrent cette maxime <text:span text:style-name="T12">à</text:span> tous leurs Initiés ; aussi, les plus célèbres législateurs de l’antiquité se sont-ils faits<text:note text:id="ftn1" text:note-class="footnote"><text:note-citation>1</text:note-citation><text:note-body><text:p text:style-name="Footnote">Coquille : « fait » au lieu de « faits ».</text:p></text:note-body></text:note> une règle de conduite de ne rien changer aux cérémonies religieuses. La s<text:span text:style-name="T12">eule r</text:span>éforme que l’adoucissement des mœurs introduisit e<text:span text:style-name="T12">n É</text:span>gypte, fut celle des sacrifices humains ; encore cette réforme fut-elle consentie par l<text:span text:style-name="T12">e suffrage u</text:span>nanime des membres du sacerdoce.</text:p>
      <text:p text:style-name="P1"><text:span text:style-name="_3c_pb_3e_">[115]</text:span>Pour m<text:span text:style-name="T12">ettre l</text:span>’Initié en g<text:span text:style-name="T12">arde c</text:span>ontre ses propres lumières, o<text:span text:style-name="T12">n a</text:span>vait soin d’étaler d’avance s<text:span text:style-name="T12">ous s</text:span>es yeux la punition mémorable de différents prêtres qui avaient voulu secouer l<text:span text:style-name="T12">e joug d</text:span>es croyances établies. C<text:span text:style-name="T12">ette r</text:span>évolte contre la religion é<text:span text:style-name="T12">tait p</text:span>ersonnifiée dans le supplice des Titans. Orphée vit, précipités et entassés au fond d’un abîme, ces géants audacieux ; il distingua parmi eux les deux fils d’Aloëus, qui passaient pour avoir voulu arracher <text:span text:style-name="T12">à</text:span> force de bras l<text:span text:style-name="T12">a v</text:span>oûte du ciel. On désignait, s<text:span text:style-name="T12">ous c</text:span>es diverses allégories, des opinions personnelles, qui avaient manqué de diviser le collège des prêtres. I<text:span text:style-name="T12">l y</text:span> avait aussi Salmonée, qu’on montrait livré <text:span text:style-name="T12">à</text:span> de cruels supplices, pour avoir osé contrefaire l’éclat et l<text:span text:style-name="T12">a v</text:span>oix du tonnerre. Rien n’était plus en usage, parmi les prêtres d’Égypte, que de tromper les oreilles de l<text:span text:style-name="T12">a m</text:span>ultitude par ces bruits imités de l<text:span text:style-name="T12">a f</text:span>oudre ou des autres phénomènes de l<text:span text:style-name="T12">a n</text:span>ature ; mais, on é<text:span text:style-name="T12">tait c</text:span>onvenu d’employer de tels moyens pour appuyer les croyances reçues, tandis que le novateur s’en était servi pour attirer l<text:span text:style-name="T12">e p</text:span>euple <text:span text:style-name="T12">à</text:span> ses rêveries. Monté sur un char, traîné par quatre chevaux, une torche ardente <text:span text:style-name="T12">à</text:span> <text:span text:style-name="T12">la m</text:span>ain, il parcourait les villes en s’attribuant le rôle e<text:span text:style-name="T12">t l</text:span>es fonctions d’un révélateur. C<text:span text:style-name="T12">ette u</text:span>surpation de la divinité fit trembler le collège de Memphis ; les prêtres et les Initiés des autres villes de l’Égypte se réunirent pour perdre Salmonée, et comme l’autorité qu’ils exerçaient sur les esprits était fort grande, ils parvinrent <text:span text:style-name="T12">à</text:span> détruire les suites de cette révolte. On profita de s<text:span text:style-name="T12">a d</text:span>éfaite pour effrayer <text:span text:style-name="T12">à</text:span> l’avenir tous <text:soft-page-break/>ceux qui auraient encore la fantaisie d’entreprendre contre l’immobilité du dogme. Comme l<text:span text:style-name="T12">es p</text:span>rêtres tenaient surtout <text:span text:style-name="T12">à</text:span> enlever de l’esprit de celui qui abordait l<text:span text:style-name="T12">es saints m</text:span>ystères, toute curiosité propre, t<text:span text:style-name="T12">out a</text:span>ttachement à <text:span text:style-name="T12">ses v</text:span>ues personnelles, i<text:span text:style-name="T12">ls a</text:span>vaient e<text:span text:style-name="T12">u soin d</text:span>e marquer <text:span text:style-name="_3c_pb_3e_">[115]</text:span>la c<text:span text:style-name="T12">hute d</text:span>e cet impie p<text:span text:style-name="T12">ar un c</text:span>hâtiment rigoureux. Orphée l’entendit crier d’une grande voix, qui courait d’écho en écho sous c<text:span text:style-name="T12">es v</text:span>oûtes éternelles : « Apprenez, par mon exemple, <text:span text:style-name="T12">à</text:span> respecter l<text:span text:style-name="T12">es l</text:span>ois et <text:span text:style-name="T12">à</text:span> ne point mépriser l<text:span text:style-name="T12">es d</text:span>ieux ! <text:span text:style-name="T12">»</text:span></text:p>
      <text:p text:style-name="P1">Orphée avait laissé derrière lui le Champ des larmes. Ici commençaient, <text:span text:style-name="T12">à</text:span> proprement parler, les épreuves de l’Initiation. Une rivière de feu, qui roulait dans son cours des rochers incandescents, soulevait de toutes parts ses vagues enflammées. Les prêtres d’Égypte excellaient, comme j<text:span text:style-name="T12">e v</text:span>ous l’ai déjà dit, dans l’art des illusions théâtrales. Votre opéra reproduit, je le sais, des effets semblables ; mais, je doute que ce soit avec cette vérité effrayante, qui montrait <text:span text:style-name="T12">à</text:span> l’Aspirant une mort inévitable sous les couleurs de l’incendie. Les figures hideuses qu’Orphée avait rencontrées dans les premiers cercles de l’Initiation reparurent <text:span text:style-name="T12">à</text:span> ses yeux. Il vit au milieu des flammes l’hydre, les dragons, les salamandres et l<text:span text:style-name="T12">e groupe s</text:span>inistre des Furies. Un instant, Orphée sentit en lui la nature frémir ; mais, comme la volonté, soutenue d’un grand dessein, triomphe de tous les obstacles, il s’avança résolument <text:span text:style-name="T12">à</text:span> travers cette mer ignée, et sortit victorieux d’entre les flammes. Par cette épreuve du feu et par celles qui vont suivre, les prêtres voulaient faire entendre <text:span text:style-name="T12">à </text:span>l’Aspirant que la souffrance est la condition essentielle du perfectionnement de l’esprit et du corps.</text:p>
      <text:p text:style-name="P1">Le séjour ténébreux et souterrain des mânes a <text:span text:style-name="T12">été p</text:span>lus d’une fois comparé, par l<text:span text:style-name="T12">es p</text:span>oëtes anciens, <text:span text:style-name="T12">à</text:span> un serpent qui engloutit les âmes dans sa gueule. Cette image est tirée, comme les autres, des lieux bas et rampants qui conduisaient l’Aspirant <text:span text:style-name="T12">à</text:span> la cérémonie des Initiations. Chaque cycle était, pour ainsi dire, comme un des anneaux de ce serpent caverneux. Orphée, étant sorti avec joie de l’épreuve du feu, trouva, q<text:span text:style-name="T12">uelque p</text:span>as plus loin, u<text:span text:style-name="T12">n </text:span><text:span text:style-name="_3c_pb_3e_">[117]</text:span>canal dont l<text:span text:style-name="T12">a largeur r</text:span>éelle é<text:span text:style-name="T12">tait doublée p</text:span>ar l’obscurité des lieux. L’eau entrait d’un côté dans l<text:span text:style-name="T12">e s</text:span>outerrain <text:span text:style-name="T12">à</text:span> travers des barreaux de fer e<text:span text:style-name="T12">t e</text:span>n sortait de l’autre côté par une grille. C<text:span text:style-name="T12">e c</text:span>anal, tiré du Nil, faisait <text:span text:style-name="T12">à</text:span> son entrée un grand bruit de cascade, qui se confondait avec les derniers pétillements des flammes. À la lueur projetée par la réverbération affaiblie de cette f<text:span text:style-name="T12">ournaise a</text:span>rdente, Orphée put découvrir au-delà du c<text:span text:style-name="T12">anal u</text:span>ne arcade au dedans de laquelle il y avait des marches, dont les plus hautes se perdaient dans les ténèbres. Orphée jugea que c’était la porte par laquelle i<text:span text:style-name="T12">l d</text:span>evait revenir au jour. Il se dépouilla de ses vêtements qu’il mit sur sa tête après l<text:span text:style-name="T12">es a</text:span>voir liés avec sa ceinture. C<text:span text:style-name="T12">ela f</text:span>ait, i<text:span text:style-name="T12">l d</text:span>escendit d<text:span text:style-name="T12">ans le c</text:span>anal qu’il traversa <text:span text:style-name="T12">à</text:span> la nage, tenant toujours d’une main sa lyre hors de l’eau. – Je vous demande bien pardon de ce détail rococo ; mais, il faut que je me conforme en tout <text:span text:style-name="T12">à</text:span> la vérité historique.– Arrivé au bord opposé, il s<text:span text:style-name="T12">ecoua sa c</text:span>hevelure mouillée, reprit ses vêtements, et s’engagea, en montant, sous l’arcade. C’était ici l<text:span text:style-name="T12">a s</text:span>econde épreuve ; par sa victoire sur le feu et sur l’eau, l’âme de l’Aspirant montrait qu’elle était capable de dompter la violence même des éléments.</text:p>
      <text:p text:style-name="P1">Il ne lui restait plus qu’une épreuve <text:span text:style-name="T12">à</text:span> subir ; mais, c’était la plus difficile de toutes, l’épreuve par l’air. – Orphée trouva devant lui une porte recouverte tout entière d<text:span text:style-name="T12">e l</text:span>’ivoire le plus blanc, et garnie dans le milieu de deux lisières d’or. Il t<text:span text:style-name="T12">enta p</text:span>lusieurs fois de pousser les battants de cette porte, mais en vain ; la porte résista. Cependant, deux gros anneaux d’acier poli, attachés a<text:span text:style-name="T12">u l</text:span>inteau, brillaient comme l<text:span text:style-name="T12">e p</text:span>lus fin diamant. L’Aspirant ne pouvait manquer d’y porter les d<text:span text:style-name="T12">eux m</text:span>ains tendues, pour essayer si, par ce moyen, i<text:span text:style-name="T12">l p</text:span>ourrait forcer le passage. Ici d<text:span text:style-name="T12">es b</text:span>ouleversements fantastiques pour l’imagination <text:span text:style-name="_3c_pb_3e_">[118]</text:span>étonnée. Le premier mouvement qu’Orphée imprima à ces anneaux fit lever la détente de d<text:span text:style-name="T12">eux r</text:span>oues, qui, emportées par un poids énorme, produisirent plusieurs effets très-effrayants. La porte s’éleva aussi comme d’elle-même, en sorte qu’Orphée demeura s<text:span text:style-name="T12">uspendu e</text:span>n l’air. A<text:span text:style-name="T12">u m</text:span>ême instant u<text:span text:style-name="T12">n r</text:span>oulis de machines, pareil <text:span text:style-name="T12">à</text:span> l’éclat de la foudre, t<text:span text:style-name="T12">onna s</text:span>ur sa tête, tandis que les flots s<text:span text:style-name="T12">e d</text:span>échaînèrent s<text:span text:style-name="T12">ous ses p</text:span>ieds comme une tempête. Cette épreuve était véritablement la présence même de la mort par l’effroi du bruit e<text:span text:style-name="T12">t d</text:span>es ténèbres. Une roue, placée dans un grand vide, au-dessus de la porte, s’agita : ici, Orphée perdit la tête, et faute d’avoir saisi <text:span text:style-name="T12">à</text:span> temps l<text:span text:style-name="T12">es a</text:span>nneaux de cette roue, il sévit rejeté s<text:span text:style-name="T12">ur l</text:span>es marches de l’arcade.– Comment vous peindre sa confusion et sa douleur ? Tout était perdu <text:span text:style-name="T12">à</text:span> <text:span text:style-name="T12">jamais, tout j</text:span>usqu’à l’espoir de retrouver Eurydice. Dans sa tristesse, i<text:span text:style-name="T12">l p</text:span>rît son instrument et en toucha pour adoucir la rigueur des arbitres qui allaient présider <text:span text:style-name="T12">à</text:span> sa destinée. Les vers qu’il récitait, en s’accompagnant de la lyre, étaient remplis du nom des dieux.</text:p>
      <text:p text:style-name="P1"><text:soft-page-break/>Ces lieux souterrains qui semblaient déserts étaient continuellement surveillés par l<text:span text:style-name="T12">es p</text:span>rêtres. Là, l<text:span text:style-name="T12">es t</text:span>énèbres avaient des yeux ; le silence avait des oreilles. Il fut décidé qu’on se désisterait de l<text:span text:style-name="T12">a sévérité o</text:span>rdinaire des règlements, envers un étranger qui excellait à ce point dans la haute poésie. Le collège des prêtres de Memphis tenait à s’attacher ainsi tous l<text:span text:style-name="T12">es h</text:span>ommes doués de talents extraordinaires. À peine Orphée eut-il fait entendre l’harmonie de ses vers, que l<text:span text:style-name="T12">a f</text:span>atale roue s’arrêta ; l<text:span text:style-name="T12">es flots c</text:span>ourroucés s<text:span text:style-name="T12">e c</text:span>almèrent ; forage de bruit qu’a<text:span text:style-name="T12">vait a</text:span>mené le choc des machines s’apaisa comme par enchantement ; on n’entendit plus que cette voix inspirée <text:span text:style-name="T12">à</text:span> laquelle le silence même semblait attentif.</text:p>
      <text:p text:style-name="P1">A<text:span text:style-name="T12">lors le G</text:span>rand-Prêtre, qui avait nom M<text:span text:style-name="T12">inos, parût ; étendant </text:span><text:span text:style-name="_3c_pb_3e_">[119]</text:span>la main vers l’étranger qui conservait toujours l’altitude de la prière e<text:span text:style-name="T12">t d</text:span>e la douleur : « Orphée, lui dit-il, – car nous savons maintenant qui v<text:span text:style-name="T12">ous</text:span> êtes – vos vers témoignent que vous révérez les dieux et que les dieux vous chérissent. Nous pardonnons <text:span text:style-name="T12">à</text:span> votre méprise en faveur de l’excellence de vos talents. Puisque v<text:span text:style-name="T12">ous</text:span> êtes entré dans l<text:span text:style-name="T12">es a</text:span>bîmes, avec une intention droite, il est juste que vous voyiez enfin la lumière des âmes. Vous ne serez plus jamais prêtre <text:span text:style-name="T12">; </text:span>– car cette dignité est réservée <text:span text:style-name="T12">à</text:span> ceux-là seuls qui n’ont m<text:span text:style-name="T12">anqué a</text:span>ucune des épreuves : – Mais, si vous sortez heureusement des épreuves morales qui vous restent <text:span text:style-name="T12">à</text:span> parcourir, v<text:span text:style-name="T12">ous p</text:span>ouvez encore atteindre au plus haut degré de l’Initiation. Nous e<text:span text:style-name="T12">xigeons s</text:span>eulement que, pour réparer votre faute, vous portiez nos doctrines dans la Grèce, votre patrie, dont la réputation nous e<text:span text:style-name="T12">st c</text:span>onnue depuis longtemps, mais dont les mœurs et les croyances sont encore voisines de la barbarie. V<text:span text:style-name="T12">ous</text:span> êtes sans doute appelé <text:span text:style-name="T12">à</text:span> lui transmettre les vrais principes des choses que la grande Déesse vous révélera par notre bouche. Nous connaissons déjà le sujet de votre juste douleur e<text:span text:style-name="T12">t l</text:span>e but de votre voyage ténébreux ; vous pourrez retrouver ici Eurydice et la ramener avec vous à la lumière ; mais, il faut que vous commenciez par purifier votre âme. Préparez-vous donc <text:span text:style-name="T12">à</text:span> recevoir la communication des mystères. » Orphée ne répondit <text:span text:style-name="T12">à</text:span> ce discours que par des larmes de reconnaissance e<text:span text:style-name="T12">t d</text:span>e joie.</text:p>
      <text:p text:style-name="P1">Le Grand-Prêtre acheva sur O<text:span text:style-name="T12">rphée l</text:span>es cérémonies de l’admission. L’ayant embrassé, il lui présenta une coupe pleine d’eau, et lui dit <text:span text:style-name="T12">: </text:span>« Buvez <text:span text:style-name="T12">: q</text:span>ue cette eau soit pour vous un breuvage de Léthé ou d’oubli <text:span text:style-name="T12">à</text:span> l’égard de toutes les maximes fausses que vous avez ouïes de la bouche des h<text:span text:style-name="T12">ommes p</text:span>rofanes. » Il l<text:span text:style-name="T12">ui c</text:span>ommanda e<text:span text:style-name="T12">nsuite d</text:span>e se prosterner d<text:span text:style-name="T12">u côté d</text:span>e <text:span text:style-name="_3c_pb_3e_">[120]</text:span><text:span text:style-name="T12">la triple s</text:span>tatue d’Osiris, d’Isis et d’Horus. Le Grand-Prêtre a<text:span text:style-name="T12">yant alors l</text:span>evé les yeux au ciel, prononça ces paroles sur l’Aspirant : <text:span text:style-name="T12">«</text:span> Isis, <text:span text:style-name="T12">ô</text:span> grande déesse des Égyptiens, donnez votre esprit au nouveau serviteur qui a surmonté tant de périls e<text:span text:style-name="T12">t d</text:span>e travaux pour se présenter à vous. I<text:span text:style-name="T12">l e</text:span>st vrai que le jugement l<text:span text:style-name="T12">ui a</text:span> manqué dans la dernière épreuve ; mais vous lui avez fait grâce en considération de la b<text:span text:style-name="T12">eauté d</text:span>e ses chants. Rendez-le maintenant docile <text:span text:style-name="T12">à</text:span> vos lois et attentif <text:span text:style-name="T12">à</text:span> vos oracles, afin qu’il mérite d’être admis <text:span text:style-name="T12">à</text:span> vos mystères. » – Tous les prêtres répétèrent en chœur les premières paroles de cette invocation : « Isis, <text:span text:style-name="T12">ô</text:span> grande déesse des Égyptiens !… » L’écho clapotant de l<text:span text:style-name="T12">eurs v</text:span>oix alla mourir de voûte en voûte dans la profondeur des souterrains. Le Grand-Prêtre offrit de nouveau, dans la même coupe, <text:span text:style-name="T12">à</text:span> Orphée, une liqueur composée, que les Grecs ont nommé <text:span text:style-name="T5">Cyceon</text:span>, en lui disant <text:span text:style-name="T12">: </text:span>« <text:span text:style-name="T12">Que c</text:span>eci vous soit maintenant u<text:span text:style-name="T12">n b</text:span>reuvage de Mnemosyne ou de mémoire pour les leçons que vous recevrez de la sagesse. <text:span text:style-name="T12">»</text:span> Les cérémonies n’allèrent pas p<text:span text:style-name="T12">lus l</text:span>oin, e<text:span text:style-name="T12">t O</text:span>rphée fut invité <text:span text:style-name="T12">à</text:span> réparer ses forces en goûtant les douceurs du sommeil. Quoiqu’il n’eût encore passé qu’un jour dans ces abîmes, il lui semblait avoir marché plus d’un siècle, tant la succession rapide des images et des impressions effrayantes prolongeait, au-delà de t<text:span text:style-name="T12">oute i</text:span>dée, dans ces demeures ténébreuses, la durée réelle du temps.</text:p>
      <text:p text:style-name="P1">Vous voyez ici, <text:span text:style-name="T12">à</text:span> quelques nuances près, l’origine de toutes les Initiations en usage chez les peuples anciens et modernes. La première condition qu’on exigeait de l’Aspirant était de mourir <text:span text:style-name="T12">à</text:span> lui-même et d<text:span text:style-name="T12">e c</text:span>ommencer u<text:span text:style-name="T12">ne v</text:span>ie cherchée dans l’étude des mystères. C’est ce que les premiers chrétiens – dont quelques-uns étaient des Initiés, ou qui, du moins, avaient eu connaissance des anciennes pratiques du culte d’Isis – nomment, <text:span text:style-name="_3c_pb_3e_">[121]</text:span>dans un l<text:span text:style-name="T12">angage f</text:span>iguré, le dépouillement du v<text:span text:style-name="T12">ieil h</text:span>omme et l<text:span text:style-name="T12">e r</text:span>evêtement de l’homme nouveau.</text:p>
      <text:p text:style-name="P1">Les épreuves morales étaient extrêmement rudes ; elles consistaient en travaux de l’esprit, e<text:span text:style-name="T12">n jeûnes e</text:span>t e<text:span text:style-name="T12">n s</text:span>ilence prolongés. On imposait <text:span text:style-name="T12">à</text:span> l’Aspirant les pratiques l<text:span text:style-name="T12">es p</text:span>lus bizarres, afin de broyer sa volonté propre sous une discipline inexorable. Comme l’Initié était quelquefois <text:soft-page-break/>destiné <text:span text:style-name="T12">à</text:span> vivre dans des pays étrangers, e<text:span text:style-name="T12">t q</text:span>ue les usages des différents peuples sont toujours des conventions, o<text:span text:style-name="T12">n v</text:span>oulait qu’il apprît d’avance <text:span text:style-name="T12">à</text:span> se conformer aux coutumes les plus singulières ou les moins importantes des lieux o<text:span text:style-name="T12">ù</text:span> il se trouverait. D<text:span text:style-name="T12">ans l</text:span>’austérité des veilles et de la retraite, on se proposait toujours le perfectionnement de l’adepte. L<text:span text:style-name="T12">es I</text:span>nitiations aux mystères étaient une école pratique de religion e<text:span text:style-name="T12">t d</text:span>e morale, i<text:span text:style-name="T12">nstituée p</text:span>ar les anciens pour apprendre aux hommes <text:span text:style-name="T12">à</text:span> vivre, s<text:span text:style-name="T12">elon l</text:span>es principes de la sagesse. Les d<text:span text:style-name="T12">eux p</text:span>rincipaux exercices auxquels on soumettait l’Aspirant, avaient pour o<text:span text:style-name="T12">bjet l</text:span>a purification de l’âme et la manifestation. – Je ne veux point exagérer ici le mérite ni la science des prêtres de Memphis ; ce serait nier la loi du progrès, que de leur supposer des lumières égales <text:span text:style-name="T12">à</text:span> celles des philosophes modernes. On peut dire, toutefois, qu’ils avaient d<text:span text:style-name="T12">es c</text:span>onnaissances f<text:span text:style-name="T12">ort é</text:span>tendues, relativement <text:span text:style-name="T12">à</text:span> leur époque. M<text:span text:style-name="T12">ais c</text:span>’est u<text:span text:style-name="T12">n besoin d</text:span>e toutes les civilisations primitives de concentrer le noyau des traditions humaines et religieuses. L’ignorance est alors si générale et s<text:span text:style-name="T12">i c</text:span>ontagieuse que les ténèbres n<text:span text:style-name="T12">e m</text:span>anqueraient point d’offusquer la lumière, si l’on n’avait pas la précaution de la tenir s<text:span text:style-name="T12">ous l</text:span>e boisseau. O<text:span text:style-name="T12">n jette, d</text:span>ans ce cas, un voile impénétrable pour l<text:span text:style-name="T12">e v</text:span>ulgaire sur toutes les notions de l<text:span text:style-name="T12">a n</text:span>ature, de la morale et de la divinité. – Si ce voile se soulève pour quelques-uns, ce n’est que par u<text:span text:style-name="T12">ne f</text:span>aveur singulière. Encore <text:span text:style-name="_3c_pb_3e_">[122]</text:span>faut-il que l’Initié acquière cette faveur, au prix de sacrifices et de violences sur lui-même. Toute idée se dérobait, en Égypte, sous un symbole ; et le trésor des connaissances humaines était enfoui dans des criptes fermés <text:span text:style-name="T12">à</text:span> la lumière du soleil. – La révélation des mystères exigeant un séjour plus ou moins long dans ces habitations souterraines, vous voyez d’ici l’origine de cette allégorie des anciens, qui représentait la vérité comme sortant de la bouche d’un puits.</text:p>
      <text:p text:style-name="P1">Je passe beaucoup des épreuves morales et des exercices qu’on faisait subir <text:span text:style-name="T12">à</text:span> l’Aspirant ; il est cependant une pratique d’austérité, que je ne dois point laisser dans l’oubli. On avait soin de lui ménager, dans les galeries, la rencontre assez fréquente des prêtresses. Ces femmes, d<text:span text:style-name="T12">ont l</text:span>a plupart étaient d’une grande beauté, n<text:span text:style-name="T12">e m</text:span>anquaient jamais de lui faire, en passant, des révérences très-flatteuses. II était défendu <text:span text:style-name="T12">à</text:span> l’Aspirant de leur parler et même de l<text:span text:style-name="T12">eur r</text:span>endre le salut. O<text:span text:style-name="T12">n v</text:span>oulait que l’Initié s’habituât par cette réserve, qui dans tout autre cas eût été u<text:span text:style-name="T12">ne i</text:span>mpolitesse, <text:span text:style-name="T12">à</text:span> se tenir en garde contre les embûches d’un sexe trop charmant, – surtout quand ces attraits perfides se trouvent en concurrence avec l<text:span text:style-name="T12">e d</text:span>evoir. Cette épreuve, qui coûtait beaucoup aux honnêtes gens de Thèbes et de Memphis, ne fut d’ailleurs pas très-pénible pour Orphée ; car, il était tellement possédé de l’idée et de l’image d’Eurydice qu’il ne voyait même p<text:span text:style-name="T12">lus l</text:span>es autres femmes.</text:p>
      <text:p text:style-name="P1">Vous n’attendez pas de moi q<text:span text:style-name="T12">ue j</text:span>e vous introduise dans tous les secrets de l’Initiation. Il me suffira de vous dire qu’Orphée traversa les jours suivant une foule de merveilles. Parcourir sous l<text:span text:style-name="T12">a d</text:span>irection d’un guide les souterrains et l<text:span text:style-name="T12">es é</text:span>difices sacerdotaux, q<text:span text:style-name="T12">ui s</text:span>e continuaient pendant plus d’une lieue, c’était voyager dans un autre m<text:span text:style-name="T12">onde. Comme l</text:span>es anciens prêtres de <text:span text:style-name="_3c_pb_3e_">[123]</text:span>l’Égypte étaient fort versés d<text:span text:style-name="T12">ans l</text:span>’histoire naturelle, dans la chimie et dans les sciences astronomiques, ils avaient des observatoires, avec des musées remplis d’instruments et de curiosités très-rares. La renommée qu’ils s’étaient acquise dans la connaissance du mouvement des astres leur a valu de mon ami Pline cet éloge légitime : qu’ils ont, pour ainsi dire, laissé le ciel en héritage à <text:span text:style-name="T12">la p</text:span>ostérité.</text:p>
      <text:p text:style-name="P1">Je dois a<text:span text:style-name="T12">ussi v</text:span>ous d<text:span text:style-name="T12">ire u</text:span>n mot du bœuf Apis, qu’Orphée aperçut entre les barreaux de son étable. Ce bœuf célèbre, qu’on noyait tous les vingt-cinq ans, était alors remplacé par un autre animal absolument semblable. – Vos écrivains o<text:span text:style-name="T12">nt b</text:span>eaucoup déraisonné sur les cérémonies indécentes qu’on pratiquait <text:span text:style-name="T12">à</text:span> l’installation du nouveau dieu. Des femmes du bas peuple et perdues de mœurs venaient, pendant les premiers jours, s<text:span text:style-name="T12">e p</text:span>résenter devant la face du bœuf, et là, debout, elles découvraient, en les lui montrant, des parties du corps que l’on n’ose même nommer. Les prêtres, qui, pour la plupart, condamnaient secrètement cette superstition infâme, jugeaient pourtant à propos de la conserver. La raison de cette conduite, je v<text:span text:style-name="T12">ous l</text:span>’ai déjà exposée : les prêtres d’Égypte avaient pour principe de ne point toucher au culte, dans la crainte qu’un premier changement n’en entraînât d’autres plus considérables et qu’ainsi le dépôt des croyances nationales ne vînt à s’altérer. Ce qui l<text:span text:style-name="T12">eur a</text:span>urait fait perdre <text:span text:style-name="T12">à</text:span> la longue leur crédit e<text:span text:style-name="T12">t l</text:span>eur influence sur l’esprit des autres hommes. Enfin, le goût de l’immobilité n’était p<text:span text:style-name="T12">oint le s</text:span>eul motif qui fit tolérer ces pratiques scandaleuses. Les prêtres tenaient <text:span text:style-name="T12">à</text:span> perpétuer dans les rites religieux l’histoire des commencements de l’humanité. À la fête de Bubaste, <text:span text:style-name="T12">à</text:span> la procession de Canope, des femmes de l<text:span text:style-name="T12">a d</text:span>ernière c<text:span text:style-name="T12">lasse, ivres </text:span><text:soft-page-break/><text:span text:style-name="T12">d</text:span>’opium, e<text:span text:style-name="T12">t oubliant t</text:span>oute l<text:span text:style-name="T12">oi n</text:span>aturelle <text:span text:style-name="_3c_pb_3e_">[125]</text:span><text:span text:style-name="T12">dans l</text:span>eurs accès d<text:span text:style-name="T12">e f</text:span>ureur, s<text:span text:style-name="T12">e l</text:span>ivraient en public <text:span text:style-name="T12">à</text:span> des b<text:span text:style-name="T12">oucs. Ce n’est p</text:span>oint, comme o<text:span text:style-name="T12">n l</text:span>’a dit, u<text:span text:style-name="T12">n s</text:span>imple d<text:span text:style-name="T12">élire de r</text:span>eligion : mais, en consacrant dans le culte ces actes qui révoltent toute morale, les prêtres voulaient montrer une d<text:span text:style-name="T12">es formes l</text:span>es plus abominables de l’amour, en u<text:span text:style-name="T12">sage c</text:span>hez presque tous l<text:span text:style-name="T12">es p</text:span>euples barbares, et qui avait même longtemps régnée en Égypte. I<text:span text:style-name="T12">l e</text:span>st bon de remettre de temps en temps sous les yeux de l’humanité son point de départ, pour qu’elle ne s’enfle pas trop de son origine et que, par les progrès accomplis, elle juge du chemin qui lui reste à parcourir encore.</text:p>
      <text:p text:style-name="P1">L<text:span text:style-name="T12">a p</text:span>opulation des demeures sacerdotales, s<text:span text:style-name="T12">e c</text:span>omposait des p<text:span text:style-name="T12">rêtres a</text:span>vec leurs femmes – des Initiés – et des officiers voués au service des deux premiers ordres. Ces officiers é<text:span text:style-name="T12">taient d</text:span>es A<text:span text:style-name="T12">spirants q</text:span>ui avaient manqué une des épreuves. Une l<text:span text:style-name="T12">oi s</text:span>évère l<text:span text:style-name="T12">eur i</text:span>nterdisait de revoir la l<text:span text:style-name="T12">umière e</text:span>t de rentrer dans le monde. Ils habitaient les temples souterrains d’où ils ne sortaient jamais, parce qu’on n<text:span text:style-name="T12">e v</text:span>oulait pas qu’ils pussent divulguer la nature des cérémonies auxquelles on soumettait l’Initié. Leur prison d’ailleurs n’avait rien de très-austère. I<text:span text:style-name="T12">ls p</text:span>ouvaient se marier aux filles de leur ordre. O<text:span text:style-name="T12">n l</text:span>es obligeait, avant t<text:span text:style-name="T12">outes c</text:span>hoses, de faire savoir leur état <text:span text:style-name="T12">à</text:span> leur famille par cette formule obscure qu’ils écrivaient et signaient de leur main : « Pour avoir tenté une entreprise téméraire, les dieux justes et miséricordieux me retiennent à jamais dans une prison favorable ; craignez et a<text:span text:style-name="T12">imez l</text:span>es d<text:span text:style-name="T12">ieux.</text:span> <text:span text:style-name="T12">»</text:span> Cette formule les faisait regarder comme m<text:span text:style-name="T12">orts et d</text:span>élivrait l<text:span text:style-name="T12">es f</text:span>amilles de tout engagement à leur égard. Ils é<text:span text:style-name="T12">taient c</text:span>ondamnés, en effet, <text:span text:style-name="T12">à</text:span> <text:span text:style-name="T12">ne p</text:span>arler d<text:span text:style-name="T12">e leur v</text:span>ie avec aucun profane. L<text:span text:style-name="T12">eurs e</text:span>nfants avaient plus tard l<text:span text:style-name="T12">a l</text:span>iberté de servir d<text:span text:style-name="T12">ans l</text:span>es temples supérieurs et même de parler à tout le monde comme les e<text:span text:style-name="T12">nfants d</text:span>es prêtres. On les contraignait préalable<text:span text:style-name="T12">ment </text:span><text:span text:style-name="_3c_pb_3e_">[125]</text:span><text:span text:style-name="T12">a</text:span>u s<text:span text:style-name="T12">ecret par un s</text:span>erment qu’on n<text:span text:style-name="T12">e daignait pas t</text:span>irer d<text:span text:style-name="T12">e ceux q</text:span>ui, ayant failli à <text:span text:style-name="T12">leurs é</text:span>preuves, s’étaient, pour ainsi dire, m<text:span text:style-name="T12">anqué d</text:span>e parole <text:span text:style-name="T12">à</text:span> eux-mêmes. O<text:span text:style-name="T12">rphée, q</text:span>ui aurait dû <text:span text:style-name="T12">être r</text:span>etenu dans ces lieux souterrains, se montra touché du sort de ces hommes entreprenants et malheureux. Il en c<text:span text:style-name="T12">onsacra m</text:span>ême l<text:span text:style-name="T12">e s</text:span>ouvenir dans l<text:span text:style-name="T12">a f</text:span>able des Grecs. Hercule revenant avec Alceste des enfers, et Thésée condamné <text:span text:style-name="T12">à</text:span> <text:span text:style-name="T12">y</text:span> être éternellement a<text:span text:style-name="T12">ssis, s</text:span>ont les deux symboles d<text:span text:style-name="T12">ifférents d</text:span>e c<text:span text:style-name="T12">eux q</text:span>ui surmontaient leurs épreuves o<text:span text:style-name="T12">u d</text:span>e c<text:span text:style-name="T12">eux q</text:span>ui y succombaient.</text:p>
      <text:p text:style-name="P1">Les prêtres, ayant averti O<text:span text:style-name="T12">rphée q</text:span>ue la faveur de revoir Eurydice, était a<text:span text:style-name="T12">u p</text:span>rix de s<text:span text:style-name="T12">a constance e</text:span>t de sa fermeté d’âme, r<text:span text:style-name="T12">engagèrent</text:span> <text:span text:style-name="T12">à</text:span> chercher surtout des forces dans l’étude d<text:span text:style-name="T12">e l</text:span>a théologie e<text:span text:style-name="T12">t</text:span> d<text:span text:style-name="T12">e l</text:span>a morale. C<text:span text:style-name="T12">omme i</text:span>ls avaient enveloppé toutes l<text:span text:style-name="T12">es c</text:span>onnaissances divines et humaines sous des allégories, l’instruction du f<text:span text:style-name="T12">utur I</text:span>nitié consistait <text:span text:style-name="T12">à</text:span> lui dévoiler successivement le sens mystique des figures que le vulgaire adorait sans les comprendre. O<text:span text:style-name="T12">n n</text:span>’avançait, d’ailleurs, que pas à pas dans c<text:span text:style-name="T12">ette v</text:span>oie ardue. La sagesse des prêtres avait même soin de modérer la curiosité inquiète de l’Aspirant, qui aurait voulu a<text:span text:style-name="T12">bsorber t</text:span>out de suite e<text:span text:style-name="T12">t, p</text:span>our ainsi dire, d’un trait, les flots de lumières cachées derrière les symboles. On mettait sous ses yeux u<text:span text:style-name="T12">ne i</text:span>mage de la réserve qu’on doit apporter dans la recherche d<text:span text:style-name="T12">es s</text:span>ecrets de la religion. Isis, couronnée d’un boisseau, é<text:span text:style-name="T12">tait c</text:span>ouverte d’un voile jusque vers le bas du visage ; Horus, s<text:span text:style-name="T12">on f</text:span>ils, tenait l<text:span text:style-name="T12">e d</text:span>oigt sur la bouche. Ces figures du mystère et du silence invitaient l’Aspirant <text:span text:style-name="T12">à</text:span> ne point vouloir pénétrer ce qui est impénétrable. Orphée trouvait un charme qu’on ne peut décrire <text:span text:style-name="T12">à</text:span> la manifestation de ces vérités obscurcies jusque-là, par d’épaisses ténèbres. L’élévation naturelle de son <text:span text:style-name="T12">âme et d</text:span>e s<text:span text:style-name="T12">es t</text:span>alents s’accrut de l<text:span text:style-name="T12">a g</text:span>randeur même des dogmes r<text:span text:style-name="T12">eligieux ; </text:span><text:span text:style-name="_3c_pb_3e_">[126]</text:span><text:span text:style-name="T12">appliquant alors l</text:span>e don d<text:span text:style-name="T12">es v</text:span>ers <text:span text:style-name="T12">à</text:span> des idées sublimes, i<text:span text:style-name="T12">l symbolisa d</text:span>ans des hymnes aujourd’hui perdues, le débrouillement du chaos, l’incompréhensibilité de Dieu, son état antérieur à la création du monde et q<text:span text:style-name="T12">uantité d</text:span>’autres vues fort surprenantes. Il existe encore un dialogue e<text:span text:style-name="T12">ntre D</text:span>ieu et l<text:span text:style-name="T12">a N</text:span>uit, faussement attribué <text:span text:style-name="T12">à</text:span> ce poëte, mais dans lequel o<text:span text:style-name="T12">n a</text:span> imité de loin l<text:span text:style-name="T12">e tour i</text:span>ncomparable de s<text:span text:style-name="T12">on s</text:span>tyle.</text:p>
      <text:p text:style-name="P1">Connaître l<text:span text:style-name="T12">es c</text:span>royances d’une nation, c’est connaître son esprit, ses mœurs. Cette considération seule m’engage <text:span text:style-name="T12">à</text:span> vous dire un mot de la religion des Égyptiens. – Ne vous effrayez pas, mesdames, je ne ferai qu’effleurer une m<text:span text:style-name="T12">atière s</text:span>i grave.– Quelques-uns de vos savants ont avancé que les Égyptiens étaient u<text:span text:style-name="T12">n p</text:span>euple d’athées. Cette assertion est pour le moins légère. Il n’y a guère de peuples athées, en c<text:span text:style-name="T12">e s</text:span>ens, qu’ils nient méthodiquement la nécessité d’un être supérieur <text:span text:style-name="T12">à</text:span> l’homme ; tout au plus, y a-t-il des t<text:span text:style-name="T12">ribus s</text:span>auvages qui ignorent son existence. Les Égyptiens n’en étaient pas l<text:span text:style-name="T12">à. S</text:span>i l’on rencontre quelque obscurité dans l’idée qu’ils se faisaient de cet Être unique, c’est que leur Dieu, comme celui de toutes les anciennes religions de l<text:span text:style-name="T12">a n</text:span>ature, était masqué par la puissance <text:soft-page-break/>secondaire des agents créateurs.</text:p>
      <text:p text:style-name="P1">Ils avaient en effet divinisé tous ces agents subalternes, et de l<text:span text:style-name="T12">à</text:span> vient l’idolâtrie dans laquelle le gros de la n<text:span text:style-name="T12">ation était r</text:span>éellement plongé. Selon la théologie admise dans les temples, le Chaos était le plus ancien des dieux du second ordre ; il figurait la matière première dont tous les êtres ont é<text:span text:style-name="T12">té f</text:span>ormés. Par Vulcain, auquel ils n’assignaient point de commencement, les philosophes de l’Égypte entendaient le feu élémentaire répandu partout. Saturne personnifiait l’action du temps dans l’arrangement des phénomènes de l’<text:span text:style-name="T12">univers. Isis</text:span> <text:span text:style-name="T12">et O</text:span>siris représentaient <text:span text:style-name="_3c_pb_3e_">[127]</text:span>les deux sexes d<text:span text:style-name="T12">e la nature. Typhon é</text:span>tait le mauvais principe ; c’est <text:span text:style-name="T12">à</text:span> lui qu’on rapportait l’origine des plantes v<text:span text:style-name="T12">énéneuses, d</text:span>es trombes marines, en un mot, de tous les fléaux qui désolent la terre. M<text:span text:style-name="T12">ais, d</text:span>errière ces dieux du s<text:span text:style-name="T12">econd o</text:span>rdre, qui n’étaient guère que des énergies de la nature, déifiées sous une apparence humaine, il y avait un dieu distinct de l<text:span text:style-name="T12">a m</text:span>atière. Ce dieu unique était, je l’avoue, mal défini des savants eux-mêmes ; on ne le communiquait qu’aux prêtres, et par une faveur singulière, <text:span text:style-name="T12">à</text:span> quelques Initiés considérables. Ils le nommaient <text:span text:style-name="T5">Phtha</text:span> ; c’était l’architecte de l’univers, l<text:span text:style-name="T12">e d</text:span>ieu v<text:span text:style-name="T12">ivant, d</text:span>ont ils avaient personnifié la sagesse sous le nom de <text:span text:style-name="T5">Neith</text:span>, qu’on représentait comme une femme qui sort d<text:span text:style-name="T12">’un l</text:span>ion ; un autre a<text:span text:style-name="T12">ttribut d</text:span>e cet Être suprême, que les Égyptiens avaient aussi personnifié, c’est la b<text:span text:style-name="T12">onté d</text:span>ivine <text:span text:style-name="T12">; i</text:span>ls l’appelaient <text:span text:style-name="T5">Cnuph</text:span><text:span text:style-name="T3"> </text:span><text:span text:style-name="T13">:</text:span><text:span text:style-name="T12"> </text:span>– Vous voyez ici comme une esquisse de la trinité. À en croire quelques-uns de mes anciens collègues, cette notion triple de la divinité aurait é<text:span text:style-name="T12">té r</text:span>évélée aux Égyptiens par la vue d<text:span text:style-name="T12">u s</text:span>oleil, – lequel e<text:span text:style-name="T12">st e</text:span>n même temps forme, lumière et chaleur.</text:p>
      <text:p text:style-name="P1">Loin de perfectionner cette notion abstraite de l<text:span text:style-name="T12">’unité d</text:span>ivine, les prêtres cherchaient sans cesse dans la pratique <text:span text:style-name="T12">à</text:span> voiler les attributs de l’Être suprême sous toutes sortes de rapports avec les étoiles, l<text:span text:style-name="T12">a l</text:span>une, les plantes, les animaux. Ces objets, honorés <text:span text:style-name="T12">à</text:span> leur tour comme des divinités mêmes, constituaient le culte symbolique, le seul auquel l<text:span text:style-name="T12">a m</text:span>ajorité de l<text:span text:style-name="T12">a nation p</text:span>articipât réellement. La nature n’était de la sorte qu’un vaste temple, où <text:span text:style-name="T12">tout f</text:span>igurait, s<text:span text:style-name="T12">ous un s</text:span>tyle énigmatique, l<text:span text:style-name="T12">es i</text:span>nnombrables propriétés de l’Être universel. D<text:span text:style-name="T12">e l</text:span>à vint la langue sacrée e<text:span text:style-name="T12">t l</text:span>’écriture hiéroglyphique ; de l<text:span text:style-name="T12">à</text:span> aussi ce culte de l’oignon e<text:span text:style-name="T12">t a</text:span>utres légumes, sur lequel vos modernes se s<text:span text:style-name="T12">ont f</text:span>ort é<text:span text:style-name="T12">gayés, mais d</text:span>ont ils o<text:span text:style-name="T12">nt p</text:span>erverti l<text:span text:style-name="T12">e s</text:span>ens, parce qu’ils n’ont point c<text:span text:style-name="T12">om</text:span>pris <text:span text:style-name="_3c_pb_3e_">[128]</text:span>l<text:span text:style-name="T12">a r</text:span>elation de ces objets, – dans l<text:span text:style-name="T12">’idée d</text:span>es Égyptiens, – avec la théologie, c’est-à-dire avec la science secrète des puissances qui sont en Dieu.</text:p>
      <text:p text:style-name="P1">O<text:span text:style-name="T12">rphée a</text:span>vait heureusement traversé la plupart d<text:span text:style-name="T12">es é</text:span>preuves morales, quand l<text:span text:style-name="T12">es p</text:span>rêtres lui firent comprendre qu’il eut <text:span text:style-name="T12">à</text:span> purifier son amour même pour Eurydice. Ils le mirent en garde contre le désespoir qui pourrait naître d’une séparation é<text:span text:style-name="T12">ternelle, lui d</text:span>isant que l’homme vertueux doit toujours trouver des consolations dans l’étude de l<text:span text:style-name="T12">a s</text:span>agesse. – Ces réticences inquiétaient fortement Orphée. Pour la première fois depuis s<text:span text:style-name="T12">on e</text:span>ntrée au milieu de ces habitations souterraines, il versa des larmes dans la solitude et l<text:span text:style-name="T12">e s</text:span>ilence. Les prêtres lui marquèrent par u<text:span text:style-name="T12">n visage s</text:span>évère qu’ils avaient connaissance de sa faiblesse. On le prépara néanmoins <text:span text:style-name="T12">à</text:span> recevoir l<text:span text:style-name="T12">a c</text:span>ommunication des mystères touchant l<text:span text:style-name="T12">’état d</text:span>es âmes après la mort. Un sujet, qui avait u<text:span text:style-name="T12">ne r</text:span>elation si directe <text:span text:style-name="T12">à </text:span>Eurydice, ne pouvait qu’intéresser vivement Orphée.</text:p>
      <text:p text:style-name="P1">L<text:span text:style-name="T12">a m</text:span>agnificence de leurs tombeaux a fait dire que l<text:span text:style-name="T12">es Égyptiens</text:span> s’occupaient plus du séjour éternel de l’autre v<text:span text:style-name="T12">ie q</text:span>ue des maisons de passage où l’on habite s<text:span text:style-name="T12">ur l</text:span>a terre. L<text:span text:style-name="T12">es prêtres a</text:span>vaient néanmoins diverses opinions sur la vie future, ou, p<text:span text:style-name="T12">our m</text:span>ieux dire, ils communiquaient des notions différentes, suivant le degré d’avancement de leurs adeptes. <text:span text:style-name="T12">À</text:span> <text:span text:style-name="T12">les e</text:span>n croire, l’âme passe d’animaux en animaux jusqu’à ce qu’elle s’incarne dans un corps humain, au bout de trois mille a<text:span text:style-name="T12">ns. Q</text:span>u’advient-il ensuite à la mort de l’individu ? Tout le monde était d’accord sur ce point que l<text:span text:style-name="T12">e p</text:span>rincipe immatériel de l<text:span text:style-name="T12">a v</text:span>ie persistait ; mais les u<text:span text:style-name="T12">ns v</text:span>oulaient que l’âme r<text:span text:style-name="T12">etournât d</text:span>ans l<text:span text:style-name="T12">e c</text:span>orps des bêtes pour s’y purifier de nouveau ; l<text:span text:style-name="T12">es a</text:span>utres soutenaient que l’homme, a<text:span text:style-name="T12">yant v</text:span>écu u<text:span text:style-name="T12">ne f</text:span>ois, n<text:span text:style-name="T12">e p</text:span>ouvait renaître que dans <text:span text:style-name="_3c_pb_3e_">[129]</text:span>l’humanité ; enfin, les derniers admettaient un système d<text:span text:style-name="T12">e p</text:span>eines et de récompenses fondé sur l’existence d’une autre vie. Les Égyptiens n<text:span text:style-name="T12">e r</text:span>econnaissaient pas de châtiments éternels <text:span text:style-name="T12">: t</text:span>ous les crimes é<text:span text:style-name="T12">taient, s</text:span>elon eux, susceptibles d’expiation. Ils croyaient, en conséquence, <text:span text:style-name="T12">à</text:span> un purgatoire appelé en leur langue <text:span text:style-name="T5">Amenthès</text:span> ; mais, de cet endroit mystérieux, aucun chemin ne conduisait directement a<text:span text:style-name="T12">u c</text:span>iel ; tous ceux qui entraient dans l’Amenthès devaient un jour ressusciter et ranimer le même corps ou l<text:span text:style-name="T12">a m</text:span>ême matière qu’ils avaient animée une <text:soft-page-break/>première fois. Vous voyez d’ici l’origine de la pratique des embaumements. Les philosophes e<text:span text:style-name="T12">t c</text:span>eux qui avaient embrassé l<text:span text:style-name="T12">a v</text:span>ertu la plus rigide, étaient les seuls dont l’âme allât directement habiter avec les dieux, sans passer par la résurrection. Mais, comme aucun n’était assuré d’avance de cette faveur extraordinaire, t<text:span text:style-name="T12">out l</text:span>e monde se faisait embaumer par précaution ; afin que l’âme, de r<text:span text:style-name="T12">etour s</text:span>ur la terre, au sortir d<text:span text:style-name="T12">e s</text:span>es purifications e<text:span text:style-name="T12">t d</text:span>e ses épreuves, trouvât un corps bien conservé e<text:span text:style-name="T12">t t</text:span>out prêt <text:span text:style-name="T12">à</text:span> <text:span text:style-name="T12">la r</text:span>ecevoir. L’Initié était censé jouir de grands avantages sur les autres hommes ; il transportait dans l’autre vie l<text:span text:style-name="T12">a s</text:span>upériorité intellectuelle e<text:span text:style-name="T12">t m</text:span>orale qu’il avait acquise dans le commerce des prêtres ; encore fallait-il qu’il conformât sa vie aux vrais principes ; c<text:span text:style-name="T12">ar l</text:span>’Initiation, sans la vertu, ne servait d<text:span text:style-name="T12">e r</text:span>ien.</text:p>
      <text:p text:style-name="P1">Orphée fut ravi de cette doctrine sur l’immortalité des âmes. Le Grand-Prêtre, vêtu d’une robe de lin, avec une couronne de l<text:span text:style-name="T12">otos s</text:span>ur sa t<text:span text:style-name="T12">ête r</text:span>asée, et une chaussure aux pieds, faite d<text:span text:style-name="T12">e l</text:span>a tige du papyrus, montra soudain <text:span text:style-name="T12">à</text:span> l’Aspirant u<text:span text:style-name="T12">ne f</text:span>igure solennelle</text:p>
      <text:p text:style-name="P1">– Vous touchez, lui dit-il, au moment décisif de votre entreprise. Préparez-vous <text:span text:style-name="T12">à</text:span> entrer dans ce séjour surnaturel, où les âmes des justes qui n’ont point été trouvées dignes néanmoins <text:span text:style-name="_3c_pb_3e_">[130]</text:span>de la vue immédiate des dieux, achèvent de se dépouiller de la rouille d’une vie terrestre. Vous y reverrez Eurydice. Il ne tiendra qu’à vous de la ramener <text:span text:style-name="T12">à</text:span> la lumière : mais, comme aucun chemin ne conduit directement de cet endroit-là au tombeau des Étrangers, il vous faudra repasser avec elle dans les souterrains où vous avez passé, et sortir par l<text:span text:style-name="T12">a b</text:span>ouche du puits où vous êtes entré. Les dieux, touchés de l’excellence de vos chants, vous accordent ce qu’ils refusent aux autres mortels. Ils ne mettent à cette faveur extraordinaire qu’une condition, c’est qu’Eurydice vous suivra par derrière et que vous ne retournerez point la tête pour l<text:span text:style-name="T12">a r</text:span>egarder. »</text:p>
      <text:p text:style-name="P1">Il dit <text:span text:style-name="T12">: l</text:span>a femme du Grand-Prêtre, qui était d’une b<text:span text:style-name="T12">eauté a</text:span>ustère e<text:span text:style-name="T12">t r</text:span>igide, confirma ce pacte en levant l<text:span text:style-name="T12">a main v</text:span>ers le ciel avec u<text:span text:style-name="T12">n g</text:span>este d’autorité divine.</text:p>
      <text:p text:style-name="P1">Un jeûne de plusieurs jours précéda l’entrée d’Orphée dans ces lieux interdits aux profanes. Durant l<text:span text:style-name="T12">e s</text:span>ilence de cette retraite, qui durait quelquefois deux semaines, on préparait les sens de l’Initié <text:span text:style-name="T12">à</text:span> toutes sortes d’impressions fantastiques. Les prêtres de l’Égypte excellaient à produire des hallucinations artificielles. Ils se servaient pour cela d<text:span text:style-name="T12">e m</text:span>oyens combinés. Je me souviens, en ce moment, d’un baume qui avait la propriété de garantir les membres de l’action du feu, en sorte que l<text:span text:style-name="T12">es A</text:span>spirants, frottés de cette substance préservatrice, traversaient les flammes sans brûlure e<text:span text:style-name="T12">t s</text:span>ans douleur. Ils avaient quantité d’autres secrets pour troubler ou suspendre, du moins en apparence, les l<text:span text:style-name="T12">ois d</text:span>e la nature. Certains breuvages, extraits du suc des plantes narcotiques, procuraient <text:span text:style-name="T12">à</text:span> l’Initié des visions fort délicates. Ils agissaient de même sur les sens par les seules forces de la volonté, par des signes ou par des paroles auxquels ils attachaient une vertu occulte. Il leur arrivait ainsi <text:span text:style-name="_3c_pb_3e_">[131]</text:span>d’exercer toutes sortes d<text:span text:style-name="T12">e f</text:span>ascinations magnétiques. Vous me direz peut-être que de telles influences é<text:span text:style-name="T12">taient d</text:span>e véritables supercheries ; j’en conviens <text:span text:style-name="T12">: m</text:span>ais, comme nous n<text:span text:style-name="T12">e n</text:span>ous servions de ces ruses innocentes que pour graver plus fortement des leçons de morale dans l’esprit de l’Initié, le but excusait les moyens.</text:p>
      <text:p text:style-name="P1">Quand<text:note text:id="ftn2" text:note-class="footnote"><text:note-citation>2</text:note-citation><text:note-body><text:p text:style-name="Footnote">« Quant » | « Quand »</text:p></text:note-body></text:note> Orphée fut jugé en é<text:span text:style-name="T12">tat d</text:span>’aborder ces lieux enchantés, auxquels vos poëtes ont donné l<text:span text:style-name="T12">e n</text:span>om de Champs-Élysées, le Grand-Prêtre lui rappela une dernière fois le commandement des dieux. – Il faut s<text:span text:style-name="T12">e r</text:span>eprésenter ici un jardin d’environ trois quarts de lieue de longueur, du nord a<text:span text:style-name="T12">u m</text:span>idi, suivant l’enfilade des pyramides, s<text:span text:style-name="T12">ur n</text:span>euf cents pas de l<text:span text:style-name="T12">argeur d</text:span>’Orient e<text:span text:style-name="T12">n O</text:span>ccident. On é<text:span text:style-name="T12">tait a</text:span>mené dans l’Élysée par huit grandes allées parallèles qui touchaient <text:span text:style-name="T12">à</text:span> distances égales toute l<text:span text:style-name="T12">a v</text:span>ille souterraine, e<text:span text:style-name="T12">t q</text:span>ui commençaient en quelque s<text:span text:style-name="T12">orte l</text:span>e jardin, puisqu’elles étaient ornées a<text:span text:style-name="T12">ux d</text:span>eux côtés de grands vases de fleurs ou d’arbrisseaux odoriférants. Les prêtres avaient employé, pour embellir ces l<text:span text:style-name="T12">ieux, t</text:span>out ce que peut inventer l’imagination humaine, élevée aux idées poétiques. Le jour se tirait d’en haut dans toute l’étendue du jardin ; mais, comme c<text:span text:style-name="T12">ette l</text:span>umière tombait jusqu’au sol d’une hauteur de c<text:span text:style-name="T12">ent q</text:span>uarante pieds, elle était u<text:span text:style-name="T12">n p</text:span>eu affaiblie ; les ombres des arbres, dont ce jardin était rempli, la modérant encore, on croyait j<text:span text:style-name="T12">ouir c</text:span>onstamment d’un c<text:span text:style-name="T12">lair d</text:span>e l<text:span text:style-name="T12">une. Ce j</text:span>our, égal et mystérieux, qui semblait moins fait pour les yeux du corps que pour l<text:span text:style-name="T12">a v</text:span>ision de l’âme, répandait sur les <text:span text:style-name="T12">êtres e</text:span>t sur les objets présents dans cet endroit un air d’éternité. O<text:span text:style-name="T12">rphée p</text:span>énétra dans ces demeures secrètes, dans ces bocages verts où les âmes pieuses goûtent une félicité <text:soft-page-break/>tranquille. À la vue de cette lumière tempérée si favorable aux douces rêveries, il d<text:span text:style-name="T12">onna m</text:span>entalement <text:span text:style-name="T12">à</text:span> l’Élysée des <text:span text:style-name="_3c_pb_3e_">[132]</text:span>astres e<text:span text:style-name="T12">t u</text:span>n soleil particulier, q<text:span text:style-name="T12">uoique ce j</text:span>ardin ne fût éclairé, après tout, que par le soleil e<text:span text:style-name="T12">t l</text:span>es a<text:span text:style-name="T12">stres de n</text:span>otre monde.</text:p>
      <text:p text:style-name="P1">Une erreur, d<text:span text:style-name="T12">ans l</text:span>aquelle tous vos écrivains sont tombés, est d<text:span text:style-name="T12">e c</text:span>roire que les Champs-Élysées fussent le terme de la <text:span text:style-name="T12">béatitude d</text:span>e l’âme après l<text:span text:style-name="T12">a m</text:span>ort. N<text:span text:style-name="T12">on, c</text:span>e n’était encore qu’un lieu d’épreuves et de purifications. J’avoue que l<text:span text:style-name="T12">a p</text:span>énitence y était fort douce ; mais, toutes ces âmes n<text:span text:style-name="T12">’en d</text:span>evaient pas moins retourner s<text:span text:style-name="T12">ur la t</text:span>erre, quand elles auraient accompli leur é<text:span text:style-name="T12">volution e</text:span>xpiatoire. J’avais mis le poëte Virgile en garde contre cette méprise. A<text:span text:style-name="T12">ussi, a</text:span>-t-il fort b<text:span text:style-name="T12">ien i</text:span>ndiqué, dans ses vers sur l’Élysée, que l<text:span text:style-name="T12">es</text:span> âmes, après avoir dépouillé toutes les souillures de leur existence terrestre, se portaient d’elles-mêmes <text:span text:style-name="T12">à</text:span> vouloir rentrer dans leurs corps <text:span text:style-name="T12">:</text:span></text:p>
      <text:p text:style-name="_3c_quote.l_3e_">Rursus et incipiant in corpora velle reverti.</text:p>
      <text:p text:style-name="P1">C<text:span text:style-name="T12">e d</text:span>élicieux jardin était partagé en allées, en bosquets, e<text:span text:style-name="T12">n l</text:span>abyrinthes, ornés de statues admirables et de merveilleux groupes de bronze, de marbre ou de porphyre. Les planches des parterres étaient de l<text:span text:style-name="T12">ongues c</text:span>aisses enfoncées jusqu’aux bords, e<text:span text:style-name="T12">t r</text:span>emplies de terres apportées, où croissaient non-seulement les fleurs les plus brillantes, mais encore des arbrisseaux délicats comme le myrthe, l<text:span text:style-name="T12">e l</text:span>aurier e<text:span text:style-name="T12">t l</text:span>’oranger. Dans le milieu de t<text:span text:style-name="T12">out l</text:span>e terrain, on avait conservé de grands espaces qui servaient d’arène ou de cirque pour divers exercices du corps. O<text:span text:style-name="T12">n a</text:span>ccoutumait à ces jeux les enfants des prêtres et ceux des officiers secondaires qui avaient besoin, dans leurs différentes fonctions, de beaucoup d’adresse. Le but d’une telle gymnastique, était de perfectionner tous leurs mouvements ; ces jeunes gens, ainsi formés, attiraient plus tard dans l<text:span text:style-name="T12">es t</text:span>emples u<text:span text:style-name="T12">n g</text:span>rand concours d<text:span text:style-name="T12">e p</text:span>euple, p<text:span text:style-name="T12">ar l’</text:span>élégance et la n<text:span text:style-name="T12">oblesse a</text:span>vec laquelle ils exécutaient <text:span text:style-name="_3c_pb_3e_">[133]</text:span>les nombreuses cérémonies d<text:span text:style-name="T12">e la r</text:span>eligion. L’Initié, dont toutes les sensations étaient préparées d’avance pour des e<text:span text:style-name="T12">ffets s</text:span>urnaturels, v<text:span text:style-name="T12">oyait d</text:span>ans ces différents spectacles l<text:span text:style-name="T12">es e</text:span>xercices e<text:span text:style-name="T12">t les a</text:span>musements des ombres heureuses. Orphée crut même reconnaître parmi ces lutteurs, et <text:span text:style-name="T12">à</text:span> côté d’eux, des guerriers célèbres dans l’histoire. <text:span text:style-name="T12">Il</text:span> fut surpris de voir, <text:span text:style-name="T12">à</text:span> portée de leurs mains, différentes armes et des chars dont ils étaient descendus. Leurs lances é<text:span text:style-name="T12">taient p</text:span>lantées en terre et leurs chevaux dételés paissaient librement dans la prairie. Les p<text:span text:style-name="T12">rêtres v</text:span>oulaient montrer par cette similitude que les goûts de l’homme, les nobles inclinations qui l’avaient animé dans ce monde, s<text:span text:style-name="T12">e c</text:span>ontinuaient au-delà du trépas. La vie future était ainsi dans leurs idées une suite, un prolongement de l’existence de l’homme s<text:span text:style-name="T12">ur l</text:span>a terre.</text:p>
      <text:p text:style-name="P1">P<text:span text:style-name="T12">lus l</text:span>oin s’étendait u<text:span text:style-name="T12">ne p</text:span>rodigieuse nappe d’eau, que les yeux, trompés par l’élévation et la distance, voyaient sortir du sein des nues, e<text:span text:style-name="T12">t q</text:span>ui, après avoir formé de g<text:span text:style-name="T12">rands c</text:span>anaux s’écoulait, comme toutes les eaux du souterrain, dans des puits perdus. Orphée vit a<text:span text:style-name="T12">ssis</text:span> <text:span text:style-name="T12">à</text:span> droite e<text:span text:style-name="T12">t</text:span> <text:span text:style-name="T12">à</text:span> gauche de ce lac fortuné, d’autres ombres couchées sur des lits de gazon, qui se livraient <text:span text:style-name="T12">à</text:span> des collations frugales e<text:span text:style-name="T12">t q</text:span>ui chantaient e<text:span text:style-name="T12">n c</text:span>hœur des c<text:span text:style-name="T12">antiques</text:span> <text:span text:style-name="T12">à</text:span> la gloire des dieux. Là, étaient les p<text:span text:style-name="T12">oëtes touchés d</text:span>u vrai rayon, qui avaient composé, pendant leur vie, des vers dignes de mémoire, et les anciens mortels qui avaient contribué au bien-être de la société par l’invention des arts. Orphée, t<text:span text:style-name="T12">out en m</text:span>archant, remarqua la b<text:span text:style-name="T12">eauté d</text:span>es campagnes d’alentour, dont un vent léger agitait les arbrisseaux e<text:span text:style-name="T12">t les f</text:span>leurs. – Les prêtres avaient, pour ainsi dire, trouvé le moyen de retenir l’haleine des vents par la disposition de ces lieux qu’abritait la masse puissante des constructions circulaires. Par-dessus tous ces é<text:span text:style-name="T12">difices d</text:span>ominait le Panthéon ; c’est l<text:span text:style-name="T12">à</text:span> que les élus du s<text:span text:style-name="T12">a</text:span>cerdoce <text:span text:style-name="_3c_pb_3e_">[134]</text:span>entraient, a<text:span text:style-name="T12">près u</text:span>n séjour et u<text:span text:style-name="T12">ne r</text:span>etraite de plusieurs mois dans l’Élysée. On y recevait le complément de l<text:span text:style-name="T12">a s</text:span>cience et des traditions religieuses. Les Aspirants, qui arrivaient jusqu’à ce dernier degré de l’Initiation, étaient censés les p<text:span text:style-name="T12">lus p</text:span>arfaits des hommes ; ils jouissaient de tout le bonheur e<text:span text:style-name="T12">t d</text:span>e la considération qu’on p<text:span text:style-name="T12">eut a</text:span>voir sur la terre. Mais, Orphée, <text:span text:style-name="T12">à</text:span> cause de sa faute, n<text:span text:style-name="T12">e d</text:span>evait point parvenir jusqu’au terme des épreuves. Sa fatale passion pour Eurydice allait l’arrêter <text:span text:style-name="T12">à</text:span> cette limite de la révélation des mystères.</text:p>
      <text:p text:style-name="P1">« Eurydice, ah <text:span text:style-name="T12">! c</text:span>hère Eurydice ! » – Ce fut le cri d’Orphée, e<text:span text:style-name="T12">n v</text:span>oyant une forme blanche comme la lumière du matin voltiger dans l’épaisseur d’un bois, qui versait tout <text:span text:style-name="T12">à</text:span> l’entour une f<text:span text:style-name="T12">raîcheur é</text:span>ternelle. Il saisit sa lyre et tâcha par l’harmonie de ses vers de fixer l’incertitude de cette ombre flottante. L’âme, qui descendait dans les Enfers, était, selon la théologie des anciens prêtres de l’Égypte, la partie déliée et subtile dont l’esprit était revêtu ; ils l’appelaient <text:span text:style-name="T5">idole</text:span> ou <text:span text:style-name="T5">image</text:span>. Elle conservait l<text:span text:style-name="T12">a f</text:span>igure e<text:span text:style-name="T12">t les q</text:span>ualités du corps qu’elle avait habité. À peine Orphée eut-il fait <text:soft-page-break/>reconnaître <text:span text:style-name="T12">à</text:span> Eurydice l’air de sa figure e<text:span text:style-name="T12">t le s</text:span>on de sa voix, qu’il se souvint de la formidable défense du Grand-Prêtre. <text:span text:style-name="T12">Il</text:span> retint ses mains tremblantes, il refoula dans sa poitrine é<text:span text:style-name="T12">mue l</text:span>es accents de surprise e<text:span text:style-name="T12">t d</text:span>e joie qu’allait lui arracher la vue de son amante ; fut-il jamais au monde situation plus pathétique ?… Il n<text:span text:style-name="T12">e f</text:span>allut rien moins que la crainte de la perdre de nouveau pour lui imposer cette réserve cruelle. Loin de courir <text:span text:style-name="T12">à</text:span> Eurydice, il l<text:span text:style-name="T12">ui t</text:span>ourna brusquement le dos et marcha devant elle pour lui ouvrir u<text:span text:style-name="T12">n c</text:span>hemin vers l<text:span text:style-name="T12">a v</text:span>ie. Orphée revenait sur ses pas ; u<text:span text:style-name="T12">n p</text:span>eu plus, il avait évité tous les dangers et surmonté toutes les fatigues de ce pénible voyage. Il précédait Eurydice e<text:span text:style-name="T12">n s</text:span>ilence – sans la voir. – C’était la <text:span text:style-name="_3c_pb_3e_">[135]</text:span>condition dictée p<text:span text:style-name="T12">ar</text:span> l<text:span text:style-name="T12">e G</text:span>rand-Prêtre. D<text:span text:style-name="T12">éjà</text:span> les deux amants avaient repassé ces lieux obscurcis par les ténèbres et par l’horreur de l<text:span text:style-name="T12">a m</text:span>ort ; ils s’acheminaient vers la lumière ; quand j<text:span text:style-name="T12">e n</text:span>e sais quelle démence saisit l<text:span text:style-name="T12">e t</text:span>rop faible amoureux : faute b<text:span text:style-name="T12">ien p</text:span>ardonnable sans doute, si les prêtres savaient pardonner ! Arrivé presque <text:span text:style-name="T12">à</text:span> l’embouchure d<text:span text:style-name="T12">u p</text:span>uits, au moment où une demi- clarté annonçait u<text:span text:style-name="T12">n r</text:span>etour prochain au monde extérieur, il s’arrêta. Puis, soudain, oublieux des ordres qu’on lui avait donnés, vaincu par ses désirs, impatient de la voir, il se retourne. – Ici, t<text:span text:style-name="T12">out s</text:span>’évanouit, ses travaux, ses efforts ; l<text:span text:style-name="T12">e p</text:span>acte juré s<text:span text:style-name="T12">e r</text:span>ompt, et l’abîme tressaille par t<text:span text:style-name="T12">rois f</text:span>ois, avec un b<text:span text:style-name="T12">ruit é</text:span>pouvantable. Un m<text:span text:style-name="T12">oment d</text:span>’oubli avait détruit son bonheur. Alors Eurydice, tournant vers l<text:span text:style-name="T12">ui d</text:span>es y<text:span text:style-name="T12">eux m</text:span>ourants : « Quel délire nous a perdu tous deux, cher Orphée ? J<text:span text:style-name="T12">e t</text:span>e revois, mais pour jamais. Les cruels destins me rappellent au f<text:span text:style-name="T12">ond d</text:span>e l’abîme. L’éternelle nuit presse mes yeux noyés par l<text:span text:style-name="T12">e s</text:span>ommeil. Adieu. J<text:span text:style-name="T12">e s</text:span>uis emportée malgré moi d<text:span text:style-name="T12">ans l</text:span>es épaisses ténèbres, e<text:span text:style-name="T12">t je n</text:span>e puis que te tendre mes mains impuissantes – ces mains qui n<text:span text:style-name="T12">e sont d</text:span>éjà plus celles de t<text:span text:style-name="T12">on é</text:span>pouse. » Elle dit ; en vain O<text:span text:style-name="T12">rphée v</text:span>eut s<text:span text:style-name="T12">e j</text:span>eter s<text:span text:style-name="T12">ur e</text:span>lle pour l<text:span text:style-name="T12">a r</text:span>etenir. Il ne la voit plus. U<text:span text:style-name="T12">n h</text:span>orrible artifice l’avait soustraite à ses yeux. Éploré, il demande à repasser le marais odieux, pour rejoindre Eurydice dans l<text:span text:style-name="T12">e f</text:span>ond de ces demeures souterraines. V<text:span text:style-name="T12">aine p</text:span>rière ! l’impitoyable nocher lui défend d’approcher de ces bords. Pour comble de douleur, il revoit alors son Eurydice qui voguait pâle et froide sur la fatale barque.</text:p>
      <text:p text:style-name="P1">Accablé par s<text:span text:style-name="T12">on d</text:span>ésastre, Orphée ne bougeait pas plus que s’il eût été frappé de la foudre. Alors, le Grand-Prêtre intervint avec une gravité m<text:span text:style-name="T12">êlée d</text:span>e tristesse :<text:span text:style-name="T12"> </text:span>« Orphée, l<text:span text:style-name="T12">ui d</text:span>it-il, la v<text:span text:style-name="T12">olonté d</text:span>es dieux est inflexible ; leurs arrêts s<text:span text:style-name="T12">ont i</text:span>rrévocables.</text:p>
      <text:p text:style-name="P1"><text:span text:style-name="_3c_pb_3e_">[136]</text:span>Vous avez m<text:span text:style-name="T12">anqué la dernière et l</text:span>a p<text:span text:style-name="T12">lus i</text:span>mportante<text:note text:id="ftn0" text:note-class="footnote"><text:note-citation>3</text:note-citation><text:note-body><text:p text:style-name="Footnote">Importantes | importante</text:p></text:note-body></text:note> des épreuves : vous ne pouvez remmener de ces lieux votre amante. Nous vous avons appris <text:span text:style-name="T12">à</text:span> chercher des consolations dons l<text:span text:style-name="T12">a s</text:span>agesse et dans l’étude des mystères de la nature. Retournez présentement en Grèce, o<text:span text:style-name="T12">ù</text:span> vous serez honoré dans la suite des temps comme un demi-dieu. Q<text:span text:style-name="T12">ue l</text:span>a poésie ait désormais tous vos amours : elle seule vous tiendra lieu de cette femme trop chérie, que vous avez perdue par votre faute. »</text:p>
      <text:p text:style-name="P1">Le Grand-Prêtre l<text:span text:style-name="T12">e s</text:span>alua ; Orphée, voyant que toute résistance était inutile, quitta tristement ces lieux complices de sa faiblesse.»</text:p>
      <text:p text:style-name="_3c_ab.ornament_3e_"/>
      <text:p text:style-name="P1">Ici, le docteur mystérieux promena sur le cercle des auditeurs un regard pénétrant. – « Je lis, continua-t-il, que votre curiosité n’est pas satisfaite. Vous vous demandez si cette femme, qu’Orphée rencontra dans l’Élysée, était u<text:span text:style-name="T12">ne d</text:span>e ces images illusoires auxquelles u<text:span text:style-name="T12">n a</text:span>rt, fort cultivé dans les temples d’Égypte, savait donner u<text:span text:style-name="T12">ne r</text:span>essemblance avec les personnes vivantes, – <text:span text:style-name="T12">ou b</text:span>ien si c’était Eurydice elle-même, qui avait été transportée par la main des prêtres dans l<text:span text:style-name="T12">es s</text:span>outerrains de l’Initiation. <text:span text:style-name="T12">»</text:span></text:p>
      <text:p text:style-name="P1"><text:span text:style-name="T12">Le docteur s</text:span>’arrêta comme troublé.</text:p>
      <text:p text:style-name="P1">« Les serments qu’on nous faisait j<text:span text:style-name="T12">urer, r</text:span>eprit-il, étaient tellement solennels, la violation de ces serments entraînait des peines si effroyables, que j’hésite encore, après plusieurs existences successives, <text:span text:style-name="T12">à</text:span> trahir les secrets de notre Ordre. Tout ce que je puis vous dire, c’est qu’Eurydice n’était point morte, a<text:span text:style-name="T12">u m</text:span>oment où <text:span text:style-name="T12">elle fut d</text:span>escendue dans l<text:span text:style-name="T12">e t</text:span>ombeau des Étrangers ; elle était seulement évanouie. Le v<text:span text:style-name="T12">enin d</text:span>u serpent, qui l’avait mordue au talon, avait pour propriété de verser dans l<text:span text:style-name="T12">e s</text:span>ang u<text:span text:style-name="T12">n s</text:span>ommeil et un engourdissement léthargique. C<text:span text:style-name="T12">et é</text:span>tat <text:span text:style-name="_3c_pb_3e_">[137]</text:span><text:span text:style-name="T12">présentait a</text:span>ux yeux les mieux exercés toutes les apparences d’une mort réelle. Mais les prêtres d’Égypte, par la connaissance qu’ils avaient acquise depuis plusieurs siècles de leur climat, étaient les premiers médecins de l<text:span text:style-name="T12">a t</text:span>erre. Ils possédaient surtout, contre l<text:span text:style-name="T12">a b</text:span>lessure des différents reptiles, des remèdes <text:soft-page-break/>occultes dont la vertu é<text:span text:style-name="T12">tait i</text:span>nfaillible. À l’aide de frictions énergiques, ils rappelèrent la chaleur e<text:span text:style-name="T12">t l</text:span>a vie sur les membres glacés de la jeune femme. Eurydice mena quelque temps une vie très-douce, parmi les femmes des prêtres, dans cet endroit ouvert <text:span text:style-name="T12">à</text:span> la lumière du jour, qu’on nommait les Champs-Élysées. Ignorante du sort réservé <text:span text:style-name="T12">à</text:span> son mari, elle charmait l<text:span text:style-name="T12">es e</text:span>nnuis d<text:span text:style-name="T12">e c</text:span>ette séparation par les agréments dont on jouissait dans une retraite s<text:span text:style-name="T12">i p</text:span>aisible. Cependant les prêtres qui s’étaient servis, comme nous l’avons vu, d’un amour inconsolable, pour attirer Orphée dans les profondeurs de l’Initiation, découvrirent bientôt par l’étude attentive de son caractère, qu’il é<text:span text:style-name="T12">tait f</text:span>aible et voluptueux, comme l<text:span text:style-name="T12">a p</text:span>lupart des poètes. Ils craignirent que l’attrait d’une vie molle n’étouffât chez lui le don inappréciable des vers. Ces hommes sévères avaient pour principe de sacrifier constamment la nature <text:span text:style-name="T12">à</text:span> la société. En imposant <text:span text:style-name="T12">à</text:span> Orphée une dernière épreuve, qui passait peut-être ses forces, ils avaient tout concerté pour le cas où il viendrait <text:span text:style-name="T12">à</text:span> faillir. Je les soupçonne même d’avoir fait boire d’avance <text:span text:style-name="T12">à</text:span> Eurydice une de ces liqueurs narcotiques, d’un effet si puissant entre leurs mains, que de tels breuvages plongeaient au bout de quelques heures les personnes délicates, dans un pâle sommeil, voisin de la mort. – C’est ainsi qu’Orphée, après s<text:span text:style-name="T12">a f</text:span>aute, ne t<text:span text:style-name="T12">rouva p</text:span>lus devant ses yeux qu’une femme prête <text:span text:style-name="T12">à</text:span> s’évanouir.</text:p>
      <text:p text:style-name="P1">J<text:span text:style-name="T12">e t</text:span>ermine, en quelques mots, l’histoire de cet amant malheureux. Exilé d<text:span text:style-name="T12">e v</text:span>ille e<text:span text:style-name="T12">n v</text:span>ille p<text:span text:style-name="T12">ar l</text:span>’exès de s<text:span text:style-name="T12">a d</text:span>ouleur, il institua <text:span text:style-name="_3c_pb_3e_">[138]</text:span>p<text:span text:style-name="T12">ourtant en Grèce les mystères de Cérés É</text:span>leusine. C<text:span text:style-name="T12">es m</text:span>ystères sont visiblement imités d<text:span text:style-name="T12">es c</text:span>érémonies qu’Orphée avait vu pratiquer dans l’Initiation isiaque. La tristesse de c<text:span text:style-name="T12">es</text:span> anciens rites est une s<text:span text:style-name="T12">uite d</text:span>e l<text:span text:style-name="T12">’humeur n</text:span>oire des Égyptiens ; Orphée y <text:span text:style-name="T12">ajouta s</text:span>a mélancolie propre et une doctrine particulière sur la nature des dieux. Plus tard, les hiérophantes grecs firent de grands changements <text:span text:style-name="T12">à</text:span> cette institution qui dégénéra comme toutes les autres. A<text:span text:style-name="T12">vec l</text:span>e temps, les Initiations perdirent le caractère sombre e<text:span text:style-name="T12">t d</text:span>ur qu’elles avaient <text:span text:style-name="T12">à</text:span> l’origine ; les mystères où elles conduisaient ne furent plus tenus si secrets, et la lumière se répandit sur le monde <text:span text:style-name="T12">à</text:span> travers les fentes du boisseau.</text:p>
      <text:p text:style-name="P1">Cependant, Orphée ne pouvait ni vaincre n<text:span text:style-name="T12">i a</text:span>doucir son tourment ; il se retira de nouveau en Thrace, sur les bords déserts du Strymon. L<text:span text:style-name="T12">e c</text:span>aractère âpre de ces rocs e<text:span text:style-name="T12">t d</text:span>e ces antres glacés convenait <text:span text:style-name="T12">à</text:span> sa douleur rigide. La t<text:span text:style-name="T12">riste c</text:span>onformité d’une t<text:span text:style-name="T12">elle n</text:span>ature avec s<text:span text:style-name="T12">on</text:span> <text:span text:style-name="T12">âme d</text:span>ésolée l<text:span text:style-name="T12">ui i</text:span>nspira de l’amitié pour ces lieux sauvages. Il trouva aussi quelque soulagement <text:span text:style-name="T12">à</text:span> son chagrin dans la poésie, où il excella s<text:span text:style-name="T12">i f</text:span>ort, que l’écho de ses chants survit encore <text:span text:style-name="T12">à</text:span> la perte t<text:span text:style-name="T12">otale d</text:span>e ses v<text:span text:style-name="T12">ers. L</text:span>a souffrance lui fit découvrir des notes profondes et stridentes, qu’il avait sans doute dans le cœur, mais qu’il ne s’était point révélées <text:span text:style-name="T12">à</text:span> lui-même. La privation, en doublant la valeur réelle des o<text:span text:style-name="T12">bjets, d</text:span>onne aux sentiments et aux désirs une puissance infinie. Aussi la Providence, qui a fait les poètes pour chanter, les réduit-elle le plus s<text:span text:style-name="T12">ouvent</text:span> <text:span text:style-name="T12">à</text:span> des épreuves douloureuses, en leur refusant tous les biens réels e<text:span text:style-name="T12">t i</text:span>maginaires. Elle n’en agit si rudement <text:span text:style-name="T12">à</text:span> leur égard que par respect et par amour de leurs t<text:span text:style-name="T12">alents, q</text:span>ui s’énerveraient dans le bonheur. La grappe foulée d<text:span text:style-name="T12">ans le p</text:span>ressoir verse le jus qui réjouit l’homme ; le grain broyé sous la m<text:span text:style-name="T12">eule donne l</text:span>a nourriture de c<text:span text:style-name="T12">haque j</text:span>our : de mê<text:span text:style-name="T12">me </text:span><text:span text:style-name="_3c_pb_3e_">[139]</text:span>les beaux vers, qui sont l’ambroisie des c<text:span text:style-name="T12">onnaisseurs, o</text:span>nt-ils besoin d’être préparés par des angoisses morales. L’âme du poëte est comme la chicorée sauvage, qui, privée d’air et de jour au fond des caves, comprimée sous une rude couche de s<text:span text:style-name="T12">able, t</text:span>rouve encore moyen de croître, et revêt alors u<text:span text:style-name="T12">ne c</text:span>ouleur délicate qui plaît <text:span text:style-name="T12">à</text:span> l’œil.</text:p>
      <text:p text:style-name="P1">De là vient que l<text:span text:style-name="T12">es p</text:span>oëtes n<text:span text:style-name="T12">e s</text:span>ont généralement pas heureux e<text:span text:style-name="T12">n a</text:span>mour <text:span text:style-name="T12">: </text:span>– Permettez-moi <text:span text:style-name="T12">à</text:span> ce s<text:span text:style-name="T12">ujet, m</text:span>esdames, une digression qui me semble un des chapitres les plus intéressants de l’histoire du cœur humain.</text:p>
      <text:p text:style-name="P1">Les maîtres de la l<text:span text:style-name="T12">yre p</text:span>assent généralement dans le monde pour des hommes <text:span text:style-name="T12">à</text:span> <text:span text:style-name="T12">bonnes f</text:span>ortunes ; or, mon avis est, qu’ils s<text:span text:style-name="T12">ont a</text:span>u contraire pour la plupart f<text:span text:style-name="T12">ort m</text:span>altraités des femmes. Leur seuil, qu’on s<text:span text:style-name="T12">e f</text:span>igure assailli nuit e<text:span text:style-name="T12">t j</text:span>our par de pâles colombes blessées au cœur, est, au contraire, le plus abandonné qui soit au monde ; leur valet de chambre n’aurait que faire d’être eunuque ; leur table a beau <text:span text:style-name="T12">être c</text:span>hargée de <text:span text:style-name="T5">Bouquets </text:span><text:span text:style-name="T14">à</text:span><text:span text:style-name="T5"> </text:span><text:span text:style-name="T14">Chloris o</text:span><text:span text:style-name="T5">u </text:span><text:span text:style-name="T14">à</text:span><text:span text:style-name="T5"> </text:span><text:span text:style-name="T14">Daphné</text:span><text:span text:style-name="T12">, c</text:span>e sont là des fleurs qu’on voit se faner et vieillir chez eux sans qu’une blanche main les cueille. L’amour est la terre promise des poëtes ; comme Moïse, ils la chantent, ils la poursuivent, ils la voient du haut de la colline, mais ils n’y entrent pas.</text:p>
      <text:p text:style-name="P1">Si quelqu’un pourtant devait être aimé, c’est l<text:span text:style-name="T12">e p</text:span>oëte, sans contredit, ce prêtre de la forme e<text:span text:style-name="T12">t d</text:span>e <text:soft-page-break/>l’esprit, ce dieu qui peut rendre immortel le sujet de sa passion. Comment se fait-il que les choses se passent tout autrement depuis des temps fort anciens ? Ceux qui, parmi les Grecs, ont l<text:span text:style-name="T12">e m</text:span>ieux chanté Cythéréa, l<text:span text:style-name="T12">a b</text:span>londe déesse, et son divin fils, le dieu Erôs, le petit enfant à la flèche, e<text:span text:style-name="T12">n o</text:span>nt tous été fort m<text:span text:style-name="T12">al r</text:span>écompensés. Les poëtes érotiques que l<text:span text:style-name="T12">e l</text:span>ecteur bénévole se f<text:span text:style-name="T12">igure, s</text:span>ur quelques vains <text:span text:style-name="_3c_pb_3e_">[140]</text:span>récits, couchés toute l<text:span text:style-name="T12">eur v</text:span>ie dans des l<text:span text:style-name="T12">its d</text:span>e pourpre teinte deux fois, avec une ceinture de deux b<text:span text:style-name="T12">ras b</text:span>lancs et polis autour d<text:span text:style-name="T12">u c</text:span>ou, n’ont jamais obtenu que des faveurs vulgaires et achetées <text:span text:style-name="T12">à</text:span> <text:span text:style-name="T12">prix d</text:span>’or. Anacréon, l<text:span text:style-name="T12">e p</text:span>oëte de Théos, qui, les tempes humides et couronnées d’ache, l<text:span text:style-name="T12">es c</text:span>heveux noirs mi-<text:span text:style-name="T12">bouclés, la barbe t</text:span>aillée, parfumée e<text:span text:style-name="T12">t o</text:span>nctueuse, l<text:span text:style-name="T12">a c</text:span>oupe d’or pleine de vin de Lesbos o<text:span text:style-name="T12">u d</text:span>e Schio sur sa t<text:span text:style-name="T12">able, c</text:span>hantait en s’accompagnant de sa petite lyre d’ivoire <text:span text:style-name="T12">à</text:span> sept cordes, u<text:span text:style-name="T12">n h</text:span>ymne, <text:span text:style-name="T12">à</text:span> <text:span text:style-name="T12">la c</text:span>olombe o<text:span text:style-name="T12">u</text:span> à l’amour, mourut sans avoir s<text:span text:style-name="T12">éduit a</text:span>ucune h<text:span text:style-name="T12">onnête f</text:span>emme de son temps. Nous ne comptons pas, en effet, les beautés qu’il eut comme esclaves <text:span text:style-name="T12">à</text:span> prix d’argent, et que tout autre, sans <text:span text:style-name="T12">être p</text:span>oëte érotique, Ionien et melliflu eût pu se procurer aussi bien qu’Anacréon de Théos. Mais, nulle fil<text:span text:style-name="T12">le d</text:span>’Athènes, de Corinthe ou de Crête, où les filles étaient blanches, ne vint <text:span text:style-name="T12">à</text:span> lui librement ; e<text:span text:style-name="T12">t p</text:span>armi les deux ou trois cents beautés dont il f<text:span text:style-name="T12">ut t</text:span>rès-amoureux, le poëte oublie, et pour cause, de nous dire le nom de l<text:span text:style-name="T12">a f</text:span>emme qui l’aima.</text:p>
      <text:p text:style-name="P1">Euripide, le plus tendre des tragiques grecs, é<text:span text:style-name="T12">pousa d</text:span>eux femmes <text:span text:style-name="T12">à</text:span> la fois, sans doute, dans l<text:span text:style-name="T12">a c</text:span>rainte d’en manquer. – Toutes les deux l’abandonnèrent pour d’autres hommes. Il s’en vengea par de longues déclamations contre l<text:span text:style-name="T12">e s</text:span>exe, où perce l’âcreté d’un amour aigri et t<text:span text:style-name="T12">ourné e</text:span>n haine. Ses deux femmes venaient assister aux représentations dramatiques du poëte et applaudissaient, j<text:span text:style-name="T12">e l</text:span>es ai vues, pour montrer leurs mains qui étaient blanches.</text:p>
      <text:p text:style-name="P1">Horace, chez lequel j’ai fait de très-bons dîners dans sa petite maison de campagne, <text:span text:style-name="T12">à</text:span> Tusculum, désespérant des dames romaines, ne s’adressa g<text:span text:style-name="T12">uère q</text:span>u’à des courtisanes où <text:span text:style-name="T12">à</text:span> des a<text:span text:style-name="T12">ffranchies, e</text:span>t encore e<text:span text:style-name="T12">n f</text:span>ut-il f<text:span text:style-name="T12">ort m</text:span>altraité. Pyrrha le laissa <text:span text:style-name="_3c_pb_3e_">[141]</text:span><text:span text:style-name="T12">pour u</text:span>n jeune garçon mieux parfumé que lui. Lydie lui préféra Téléphe, qui avait le cou rose et les bras blancs comme la cire. Glycère se montra intraitable malgré les sacrifices, les s<text:span text:style-name="T12">erments et l</text:span>es beaux vers que le poëte lui fit. C<text:span text:style-name="T12">hloé</text:span> le fuyait, comme une jeune biche qui sent l<text:span text:style-name="T12">e s</text:span>ouffle du lion. Myrtale, l’affranchie, avait pour l<text:span text:style-name="T12">ui l</text:span>’humeur plus mobile, plus irritable e<text:span text:style-name="T12">t p</text:span>lus tempétueuse que la mer adriatique. Lycoris, qu’<text:span text:style-name="T12">H</text:span>orace aimait pour son petit front lisse e<text:span text:style-name="T12">t p</text:span>oli, le repoussait e<text:span text:style-name="T12">n v</text:span>ue d<text:span text:style-name="T12">e C</text:span>yrus, qui était laid. Barine lui faisait c<text:span text:style-name="T12">haque s</text:span>oir, au b<text:span text:style-name="T12">ord d</text:span>u Tibre, de beaux serments, où elle attestait les astres ; mais ces serments, elle les oubliait le jour, lorsque c<text:span text:style-name="T12">es mê</text:span>mes astres étaient couchés. Lycée le l<text:span text:style-name="T12">aissait d</text:span>ans la rue en proie <text:span text:style-name="T12">à</text:span> la pluie, <text:span text:style-name="T12">à</text:span> la n<text:span text:style-name="T12">eige et a</text:span>ux sarcasmes des passants, polir de ses baisers u<text:span text:style-name="T12">n s</text:span>euil fort dur, e<text:span text:style-name="T12">t c</text:span>onjurer avec larmes, une porte inexorable. Lydé, belle et farouche, s’éloignait c<text:span text:style-name="T12">omme u</text:span>ne jeune cavale <text:span text:style-name="T12">à</text:span> son approche, quoique l’infortuné Flaccus eû<text:span text:style-name="T12">t s</text:span>ouvent demandé <text:span text:style-name="T12">à</text:span> Mercure de beaux vers pour la dompter, e<text:span text:style-name="T12">t q</text:span>ue Mercure n<text:span text:style-name="T12">e l</text:span>es eût point refusés, au contraire. N<text:span text:style-name="T12">éobule l</text:span>e dédaignait pour l<text:span text:style-name="T12">e j</text:span>eune Hébrus, un cavalier frotté d’huile, qui s<text:span text:style-name="T12">e b</text:span>aignait tout en s<text:span text:style-name="T12">ueur d</text:span>ans l’eau du Tibre. Galatée l<text:span text:style-name="T12">e q</text:span>uitta, malgré ses prières pour un long voyage sur l’Océan. Phryné, l’affranchie, qui ne voulait pas se contenter d’un amant, l<text:span text:style-name="T12">ui t</text:span>orturait le cœur, <text:span text:style-name="T5">nec uno contenta Phryne macerat</text:span>, e<text:span text:style-name="T12">t l</text:span>’empêchait de finir des vers promis <text:span text:style-name="T12">à</text:span> Mécène. Néère, la belle paresseuse aux longs cheveux, feignait d’avoir oublié l’amour juré <text:span text:style-name="T12">à</text:span> Horace, une nuit au bord de l’Anio. Phylis, <text:span text:style-name="T12">à</text:span> qui le chansonnier latin offre dans ses vers son vin d’Albe de neuf feuilles, ses lierres <text:span text:style-name="T12">à</text:span> faire des couronnes, l’ombre de son Tibur, u<text:span text:style-name="T12">n a</text:span>utel paré de verveine et rougi du sang d’un agneau, une m<text:span text:style-name="T12">aison p</text:span>leine d’esclaves, de meubles e<text:span text:style-name="T12">t d</text:span>’argenterie, P<text:span text:style-name="T12">hylis,</text:span> <text:span text:style-name="T12">à </text:span><text:span text:style-name="_3c_pb_3e_">[142]</text:span>qui Horace écrivait : <text:span text:style-name="T12">«</text:span> Vous serez la dernière d<text:span text:style-name="T12">es f</text:span>emmes q<text:span text:style-name="T12">ue j</text:span>’aurai aimées ! » était charmée d’un autre jeune romain, qui l<text:span text:style-name="T12">a d</text:span>édaignait, et demeurait sourde aux avances du poëte.</text:p>
      <text:p text:style-name="P1">Vous voyez déjà, mesdames, par c<text:span text:style-name="T12">e d</text:span>énombrement de beautés rebelles, mercenaires ou infidèles dont se compose le sérail d’Horace, que l<text:span text:style-name="T12">e grand lyrique n</text:span>’était pas plus triomphant qu’un autre aux doux combats du cœur. Nous devons pourtant déclarer que comme la plupart des poëtes, Horace n’était pas très-difficile en amour. N’engage-t-il pas Phocéus <text:span text:style-name="T12">à</text:span> épouser une esclave, sous prétexte qu’une fille qui a des bras, une figure, et des jambes faites au tour, <text:span text:style-name="T5">brachia et vultum teretesque seras</text:span>, ne peut manquer d’être noble ou de l’avoir été.</text:p>
      <text:p text:style-name="P1">Horace, s’il faut l’en croire, avait cependant obtenu, <text:span text:style-name="T5">u</text:span><text:span text:style-name="T14">ne f</text:span><text:span text:style-name="T5">ois</text:span>, gratuitement et p<text:span text:style-name="T12">our l</text:span>ui-même les faveurs de l<text:span text:style-name="T12">a r</text:span>apace Cinara, u<text:span text:style-name="T12">ne a</text:span>ffranchie <text:span text:style-name="T12">; a</text:span>ussi, faut-il voir avec quels transports l<text:span text:style-name="T12">e p</text:span>oëte e<text:span text:style-name="T12">n </text:span><text:soft-page-break/><text:span text:style-name="T12">p</text:span>arle <text:span text:style-name="T12">à</text:span> <text:span text:style-name="T12">Vénus, e</text:span>t comme i<text:span text:style-name="T12">l d</text:span>éplore la fin prématurée de cette <text:span text:style-name="T5">bonne</text:span> fille, qui s’était contentée de vers, monnaie fort creuse, <text:span text:style-name="T12">à</text:span> laquelle les autres courtisanes faisaient, comme nous venons de le voir, u<text:span text:style-name="T12">n m</text:span>édiocre accueil. Cette Cinara était, en effet, u<text:span text:style-name="T12">n v</text:span>rai prodige que le poëte <text:span text:style-name="T12">a</text:span> eu grande raison d’embaumer dans ses belles strophes, quoiqu’en vérité elle lui ait accordé ce qu’elle accordait <text:span text:style-name="T12">à </text:span>bien d’autres.</text:p>
      <text:p text:style-name="P1">La Corinne qu’Ovide a rendue s<text:span text:style-name="T12">i c</text:span>élèbre, était, selon que j’en ai ouï dire, l<text:span text:style-name="T12">a f</text:span>ille de l’empereur Auguste. Cet amour mal placé devint la source de tous ses malheurs. Il fut banni de Rome, comme on sait, e<text:span text:style-name="T12">t s</text:span>’en alla écrire sous l<text:span text:style-name="T12">e c</text:span>iel de Thrace, ses <text:span text:style-name="T5">Tristes</text:span>, é<text:span text:style-name="T12">légies b</text:span>rumeuses et touchantes, où l’auteur s’écrie <text:span text:style-name="T12">à </text:span>tout propos : « Oh ! pourquoi ai-je vu ce que je n’aurais pas dû voir ? » <text:span text:style-name="T14">vu</text:span><text:span text:style-name="T12"> e</text:span>t rien de plus.</text:p>
      <text:p text:style-name="P1">Virgile était naturellement timide et mélancolique, deux <text:span text:style-name="_3c_pb_3e_">[143]</text:span>qualités qui réussissent très-peu auprès des femmes ; ajoutez à cela un teint fauve, u<text:span text:style-name="T12">ne t</text:span>ournure rustique, une parole lente, un œil chassieux, et v<text:span text:style-name="T12">ous c</text:span>omprendrez aisément qu’il ait é<text:span text:style-name="T12">té s</text:span>urnommé, <text:span text:style-name="T12">à</text:span> bon droit, la <text:span text:style-name="T5">Vierge de l’Italie</text:span>.</text:p>
      <text:p text:style-name="P1">Lesbie, l<text:span text:style-name="T12">a p</text:span>leureuse au moineau, l’amante de C<text:span text:style-name="T12">atulle, é</text:span>tait une affranchie qu’il entretenait, et qui lui préféra tour <text:span text:style-name="T12">à</text:span> tour Lesbius, Quintius, Gellius et quelques autres. Le poëte l’aimait pourtant de tout cœur. I<text:span text:style-name="T12">l</text:span> est vrai qu’elle était très-blanche, e<text:span text:style-name="T12">t q</text:span>u’elle avait <text:span text:style-name="T12">à</text:span> elle seule, s’il faut en croire Catulle, toute la beauté des autres femmes. <text:span text:style-name="T12">Il</text:span> <text:span text:style-name="T12">ne l</text:span>ui restait plus pour être h<text:span text:style-name="T12">eureux q</text:span>ue de s’en faire aimer ; ses épigrammes <text:span text:style-name="T12">à</text:span> ses amis montrent assez qu’il n’y pût jamais réussir. Il la menaça plusieurs fois de la quitter : Lesbie n’en tint aucun compte ; ses jolis yeux pouvaient bien rougir et se gonfler de larmes pour la mort d’un passereau, mais n<text:span text:style-name="T12">on p</text:span>our l<text:span text:style-name="T12">a p</text:span>erte d’un amant, surtout d’un a<text:span text:style-name="T12">mant p</text:span>oëte.</text:p>
      <text:p text:style-name="P1">Tibulle aima successivement Délie, Némésis, N<text:span text:style-name="T12">éère e</text:span>t Sulpicia…, faute de trouver d<text:span text:style-name="T12">ans a</text:span>ucune d’entr’elles u<text:span text:style-name="T12">n c</text:span>œur où s’arrêter. Délie avait une j<text:span text:style-name="T12">ambe m</text:span>ignonne e<text:span text:style-name="T12">t d</text:span>es bras de l’ivoire le plus f<text:span text:style-name="T12">in, m</text:span>ais elle était nonchalante en amour. Elle perdait son temps <text:span text:style-name="T12">à</text:span> toutes sortes de soins étrangers, quoique le poëte lui ait souvent dit qu’il fallait se hâter et que les plus belles roses se fanaient comme les autres fleurs. Elle l<text:span text:style-name="T12">e q</text:span>uitta pour un autre Romain qui était riche. Némésis, a<text:span text:style-name="T12">ffolée d</text:span>’éméraudes, de perles et de pourpre de Tyr, lui rendait les jours et l<text:span text:style-name="T12">es n</text:span>uits amers. Néère, l<text:span text:style-name="T12">a f</text:span>ille aux longs cheveux, lui faisait maudire le plus perfide des sexes : <text:span text:style-name="T5">O crudele genus !</text:span> Enfin, le poëte demande quelque part aux dieux des oreilles fermées avec de la cire, comme celles des compagnons d’Ulysse, pour ne point e<text:span text:style-name="T12">ntendre les b</text:span>ruits qui couraient <text:span text:style-name="T12">à</text:span> <text:span text:style-name="T12">Rome s</text:span>ur l<text:span text:style-name="T12">a c</text:span>onduite de <text:span text:style-name="_3c_pb_3e_">[144]</text:span>Sulpicia, sa d<text:span text:style-name="T12">ernière m</text:span>aîtresse. Horace l’engage quelque part <text:span text:style-name="T12">à</text:span> prendre son parti des rebuts d’une certaine Glycère. Cette créature l<text:span text:style-name="T12">ui p</text:span>référait Cyrus, un rival plus jeune que Catulle. Les raisons qu’Horace donne <text:span text:style-name="T12">à </text:span>son ami pour le consoler, sont que Vénus aime <text:span text:style-name="T12">à</text:span> se jouer des mortels, et que lui-même n’est guère plus heureux auprès de l’affranchie Myrtale, toujours récalcitrante et inexorable. Glycère avait tout ce qu’il faut pour plaire <text:span text:style-name="T12">à </text:span>un Romain, les doigts allongés, le front petit et mince, les yeux légèrement arrondis, la chevelure d’un blond doré et tournant au roux. – <text:span text:style-name="T12">Les a</text:span>nciens ne pensaient pas tout-à-fait comme nous sur la beauté des femmes.</text:p>
      <text:p text:style-name="P1">Properce e<text:span text:style-name="T12">t Gallus sont c</text:span>onnus par l<text:span text:style-name="T12">eurs a</text:span>mours malheureux envers l’affranchie Cynthia et p<text:span text:style-name="T12">our l</text:span>a comédienne Cythéris <text:span text:style-name="T12">; i</text:span>ls se consumaient l’un e<text:span text:style-name="T12">t l</text:span>’autre en soupirs inutiles, tandis que Catilina et les autres vauriens de Rome vivaient avec l<text:span text:style-name="T12">es p</text:span>remières dames de la république.</text:p>
      <text:p text:style-name="P1">Dans la fable même, Apollon, l<text:span text:style-name="T12">e p</text:span>lus beau des dieux, le maître de la poésie e<text:span text:style-name="T12">t d</text:span>es beaux arts, fut de tous les immortels le plus maltraité en fait d’amour ; tout ce qu’il touchait de ses mains et de ses lèvres divines se métamorphosait sur-le-champ en olivier ; allégorie très-ingénieuse e<text:span text:style-name="T12">t f</text:span>ort transparente, qui veut dire que les femmes les plus belles et l<text:span text:style-name="T12">es p</text:span>lus tendres se m<text:span text:style-name="T12">ontrent p</text:span>resque toujours de bois pour les poëtes.</text:p>
      <text:p text:style-name="P1">Peut-être l<text:span text:style-name="T12">a P</text:span>rovidence a-t-elle une intention, en faisant ainsi souffrir les poëtes par le c<text:span text:style-name="T12">ôté o</text:span>ù ils sont l<text:span text:style-name="T12">e p</text:span>lus sensibles. Elle craint sans doute qu’ils ne viennent <text:span text:style-name="T12">à </text:span>s’endormir dans une passion heureuse et qu’ils n<text:span text:style-name="T12">e p</text:span>erdent alors en jeux, en caresses, en folles causeries les trésors de sentiment qu’ils mettent dans leurs vers. O<text:span text:style-name="T12">n ne d</text:span>it bien que ce qu’on ne possède p<text:span text:style-name="T12">as e</text:span>ntièrement. La poésie est un désir inquiet vers l’impossible <text:span text:style-name="_3c_pb_3e_">[145]</text:span>et idéal, un rêve qui ne saurait se joindre à son objet, une lèvre altérée et avide qui ne rencontre jamais les bords de la coupe – sinon, pour s’y couper.</text:p>
      <text:p text:style-name="P1">Anacréaon de Théos cessa de célébrer le vin, les banquets et les femmes, du jour où le tyran Polycrate lui eut fait don de cent talents d’or ; aussi vint-il les rapporter à son bienfaiteur comme un <text:soft-page-break/>présent funeste, qui tuait la gaîté et un don plus précieux, celui des vers. Il en est de même de l’amour : si les poëtes le rencontraient jamais sur la terre, ils y perdraient leur voix, – comme il arrive aux rossignols quand ils ont touché les rigueurs de leur compagne. Qui sait ? peut-être que ces chantres muets viendraient alors se plaindre à Dieu de ses faveurs. « Reprenez, lu diraient-ils, reprenez mon bonheur et me laissez mes chants ! »</text:p>
      <text:p text:style-name="P1">Je reviens à Orphée.</text:p>
      <text:p text:style-name="Standard"><text:span text:style-name="T15">Le caractère du véritable amour est d’exclure du cœur humain toutes les affections du même ordre ; il élève tellement au-dessus de la nature, que grâce à lui, un sexe n’est plus rien pour l’autre. Orphée errait seul dans les glaces de la Scythie, le long des bords du Tanaïs, et dans les campagnes voisines des monts Riphées éternellement couverts de neige. Tout au souvenir de sa chère Eurydice, il accusait les faveurs vaines de prêtres d’Isis. Cependant, les femmes de cette contrée ne pouvaient souffrir qu’Orphée se montrât insensible à leurs charmes. Irritées de sa froideur et de ses dédains, elles conspirèrent sa perte. Il n’y a pas de plus grande injure aux yeux de certaines femmes que l’indifférence qu’on montre pour leur personne. Ces malheureuses prirent le temps des fêtes nocturnes, célébrées en l’honneur de Bacchus, pour exercer leur vengeance. Elles eurent beau le mettre en pièces, elles ne </text:span><text:span text:style-name="_3c_pb_3e_"><text:span text:style-name="T15">[146]</text:span></text:span>purent écarter se ses lèvres déjà froides le nom qu’il avait encore dans le cœur. « Eurydice, Eurydice », répétait-il encore. L’<text:span text:style-name="T4">È</text:span>bre roula sa tête. Ses membres blancs comme la neige furent semés dans les campagnes voisines. Ainsi mourut, victime de sa fidélité, le plus tendre et les plus harmonieux des amants.</text:p>
      <text:p text:style-name="Standard">La réputation d’Orphée valut à Eurydice l’honneur de revivre dans les monuments de la mythologie grecque. Elle devint un mythe, un emblême. La statue d’Eurydice blessée au talon est une figure de sort de la femme dans les sociétés anciennes. Par le serpent, la plupart des cabalistes entendaient effectivement représenter la tyrannie du vieux monde. Cette amante célèbre, enlevée à l’amour de son mari et à la liberté pour une légère désobéissance, symbolise une idée qui se rencontre dans toutes les vieilles théogonies, – Eurydice, c’est l’<text:span text:style-name="T4">È</text:span>ve payenne.</text:p>
      <text:p text:style-name="Standard">Ne vous étonnez pas, si j’appuie sur le sens de ces allégories, conservées dans la mémoire de tous les peuples ; faire l’histoire de l’amour, c’est écrire le roman de l’humanité.</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_3c_salute_3e_" style:display-name="&lt;salute&gt;" style:family="paragraph" style:parent-style-name="Standard">
      <style:paragraph-properties fo:text-align="center" style:justify-single-word="false"/>
      <style:text-properties fo:font-variant="small-caps"/>
    </style:style>
    <style:style style:name="_3c_signed_3e_" style:display-name="&lt;signed&gt;" style:family="paragraph" style:parent-style-name="Standard">
      <style:paragraph-properties fo:text-align="end" style:justify-single-word="false"/>
      <style:text-properties fo:font-variant="small-caps"/>
    </style:style>
    <style:style style:name="_3c_ab.ornament_3e_" style:display-name="&lt;ab.ornament&gt;" style:family="paragraph" style:parent-style-name="Standard">
      <style:paragraph-properties fo:margin-left="5.001cm" fo:margin-right="5.001cm" fo:text-indent="0cm" style:auto-text-indent="false" fo:padding="0cm" fo:border-left="none" fo:border-right="none" fo:border-top="none" fo:border-bottom="0.002cm solid #000000" style:shadow="none"/>
    </style:style>
    <style:style style:name="_3c_quote.l_3e_" style:display-name="&lt;quote.l&gt;" style:family="paragraph" style:parent-style-name="Standard" style:master-page-name="">
      <style:paragraph-properties fo:text-align="center" style:justify-single-word="false" style:page-number="auto"/>
      <style:text-properties fo:font-style="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_3c_pb_3e_" style:display-name="&lt;pb&gt;" style:family="text">
      <style:text-properties fo:color="#ff3333" style:text-position="sub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0-15T14:53:35.43</meta:creation-date>
    <dc:date>2019-10-25T18:27:44.80</dc:date>
    <dc:creator>Karolina Suchecka</dc:creator>
    <meta:editing-duration>PT5H12M4S</meta:editing-duration>
    <meta:editing-cycles>7</meta:editing-cycles>
    <meta:generator>OpenOffice/4.1.6$Win32 OpenOffice.org_project/416m1$Build-9790</meta:generator>
    <meta:document-statistic meta:table-count="0" meta:image-count="0" meta:object-count="0" meta:page-count="18" meta:paragraph-count="114" meta:word-count="13891" meta:character-count="83763"/>
  </office:meta>
</office:document-meta>
</file>